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Open Sans', 'Helvetica Neue', sans-serif"/>
  </office:font-face-decls>
  <office:automatic-styles>
    <style:style style:name="Tabela1" style:family="table">
      <style:table-properties style:width="17.066cm" fo:margin-left="0cm" table:align="left"/>
    </style:style>
    <style:style style:name="Tabela1.A" style:family="table-column">
      <style:table-column-properties style:column-width="1.93cm"/>
    </style:style>
    <style:style style:name="Tabela1.B" style:family="table-column">
      <style:table-column-properties style:column-width="15.13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line-height="100%" fo:break-before="page" fo:keep-with-next="always"/>
      <style:text-properties officeooo:paragraph-rsid="01c694eb"/>
    </style:style>
    <style:style style:name="P2" style:family="paragraph" style:parent-style-name="Text_20_body">
      <style:paragraph-properties fo:line-height="100%"/>
      <style:text-properties officeooo:paragraph-rsid="01de79a1"/>
    </style:style>
    <style:style style:name="P3" style:family="paragraph" style:parent-style-name="Heading_20_1">
      <style:paragraph-properties fo:line-height="100%" fo:break-before="page" fo:keep-with-next="always"/>
      <style:text-properties officeooo:paragraph-rsid="0017affa"/>
    </style:style>
    <style:style style:name="P4" style:family="paragraph" style:parent-style-name="Heading_20_1">
      <style:paragraph-properties fo:line-height="100%" fo:keep-with-next="always"/>
      <style:text-properties officeooo:paragraph-rsid="0017affa"/>
    </style:style>
    <style:style style:name="P5" style:family="paragraph" style:parent-style-name="Text_20_body">
      <style:paragraph-properties fo:line-height="100%"/>
      <style:text-properties officeooo:paragraph-rsid="001c0cc9"/>
    </style:style>
    <style:style style:name="P6" style:family="paragraph" style:parent-style-name="Text_20_body">
      <style:paragraph-properties fo:line-height="100%"/>
      <style:text-properties officeooo:paragraph-rsid="001e1721"/>
    </style:style>
    <style:style style:name="P7" style:family="paragraph" style:parent-style-name="Text_20_body">
      <style:paragraph-properties fo:line-height="100%"/>
      <style:text-properties officeooo:paragraph-rsid="002131dc"/>
    </style:style>
    <style:style style:name="P8" style:family="paragraph" style:parent-style-name="Text_20_body">
      <style:paragraph-properties fo:line-height="100%"/>
      <style:text-properties fo:language="pt" fo:country="BR" officeooo:rsid="01de79a1" officeooo:paragraph-rsid="01de79a1"/>
    </style:style>
    <style:style style:name="P9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017affa" fo:background-color="#1f1f1f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style:text-properties officeooo:paragraph-rsid="001c0cc9"/>
    </style:style>
    <style:style style:name="P12" style:family="paragraph" style:parent-style-name="Heading_20_1">
      <style:text-properties officeooo:paragraph-rsid="0023c93b"/>
    </style:style>
    <style:style style:name="P13" style:family="paragraph" style:parent-style-name="Standard" style:list-style-name="L20">
      <style:paragraph-properties fo:line-height="100%"/>
      <style:text-properties officeooo:paragraph-rsid="001c0cc9"/>
    </style:style>
    <style:style style:name="P14" style:family="paragraph" style:parent-style-name="Standard" style:list-style-name="L20">
      <style:paragraph-properties fo:line-height="100%"/>
      <style:text-properties officeooo:paragraph-rsid="001fbf8c"/>
    </style:style>
    <style:style style:name="P15" style:family="paragraph" style:parent-style-name="Standard" style:list-style-name="L20">
      <style:paragraph-properties fo:line-height="100%"/>
      <style:text-properties officeooo:paragraph-rsid="00212577"/>
    </style:style>
    <style:style style:name="P16" style:family="paragraph" style:parent-style-name="Standard" style:list-style-name="L20">
      <style:paragraph-properties fo:line-height="100%"/>
      <style:text-properties officeooo:paragraph-rsid="00206773"/>
    </style:style>
    <style:style style:name="P17" style:family="paragraph" style:parent-style-name="Standard" style:list-style-name="L20">
      <style:paragraph-properties fo:line-height="100%"/>
      <style:text-properties fo:language="pt" fo:country="BR" officeooo:rsid="002dcb61" officeooo:paragraph-rsid="001c0cc9"/>
    </style:style>
    <style:style style:name="P18" style:family="paragraph" style:parent-style-name="Standard" style:list-style-name="L20">
      <style:paragraph-properties fo:line-height="100%"/>
      <style:text-properties fo:language="pt" fo:country="BR" officeooo:rsid="002dcb61" officeooo:paragraph-rsid="001fbf8c"/>
    </style:style>
    <style:style style:name="P19" style:family="paragraph" style:parent-style-name="Standard" style:list-style-name="L20">
      <style:paragraph-properties fo:line-height="100%"/>
      <style:text-properties fo:language="pt" fo:country="BR" officeooo:rsid="0034beb8" officeooo:paragraph-rsid="00206773"/>
    </style:style>
    <style:style style:name="P20" style:family="paragraph" style:parent-style-name="Standard" style:list-style-name="L20">
      <style:paragraph-properties fo:line-height="100%"/>
      <style:text-properties fo:language="pt" fo:country="BR" officeooo:paragraph-rsid="00206773"/>
    </style:style>
    <style:style style:name="P21" style:family="paragraph" style:parent-style-name="Standard" style:list-style-name="L20">
      <style:paragraph-properties fo:line-height="100%"/>
      <style:text-properties fo:language="pt" fo:country="BR" officeooo:paragraph-rsid="001c0cc9"/>
    </style:style>
    <style:style style:name="P22" style:family="paragraph" style:parent-style-name="Standard" style:list-style-name="L20">
      <style:paragraph-properties fo:line-height="100%"/>
      <style:text-properties fo:language="pt" fo:country="BR" officeooo:paragraph-rsid="00212577"/>
    </style:style>
    <style:style style:name="P23" style:family="paragraph" style:parent-style-name="Standard" style:list-style-name="L20">
      <style:paragraph-properties fo:line-height="100%"/>
      <style:text-properties fo:language="pt" fo:country="BR" style:text-underline-style="none" fo:font-weight="normal" officeooo:paragraph-rsid="00206773" style:font-weight-asian="normal" style:font-weight-complex="normal"/>
    </style:style>
    <style:style style:name="P24" style:family="paragraph" style:parent-style-name="Standard" style:list-style-name="L20">
      <style:paragraph-properties fo:line-height="100%"/>
      <style:text-properties fo:language="pt" fo:country="BR" fo:font-weight="normal" officeooo:paragraph-rsid="00206773" style:font-weight-asian="normal" style:font-weight-complex="normal"/>
    </style:style>
    <style:style style:name="P25" style:family="paragraph" style:parent-style-name="Standard" style:list-style-name="L20">
      <style:paragraph-properties fo:line-height="100%"/>
      <style:text-properties officeooo:rsid="002dcb61" officeooo:paragraph-rsid="00206773"/>
    </style:style>
    <style:style style:name="P26" style:family="paragraph" style:parent-style-name="Text_20_body">
      <style:paragraph-properties fo:line-height="100%"/>
      <style:text-properties fo:language="pt" fo:country="BR" officeooo:rsid="01de79a1" officeooo:paragraph-rsid="01de79a1"/>
    </style:style>
    <style:style style:name="P27" style:family="paragraph" style:parent-style-name="Text_20_body" style:list-style-name="L1">
      <style:paragraph-properties fo:line-height="100%"/>
    </style:style>
    <style:style style:name="P28" style:family="paragraph" style:parent-style-name="Text_20_body" style:list-style-name="L1">
      <style:paragraph-properties fo:line-height="100%"/>
      <style:text-properties officeooo:paragraph-rsid="01ec2f4e"/>
    </style:style>
    <style:style style:name="P29" style:family="paragraph" style:parent-style-name="Text_20_body" style:list-style-name="L1">
      <style:paragraph-properties fo:line-height="100%" fo:break-before="page"/>
    </style:style>
    <style:style style:name="P30" style:family="paragraph" style:parent-style-name="Text_20_body" style:list-style-name="L1">
      <style:paragraph-properties fo:line-height="100%"/>
      <style:text-properties officeooo:paragraph-rsid="01f3147c"/>
    </style:style>
    <style:style style:name="P31" style:family="paragraph" style:parent-style-name="Text_20_body" style:list-style-name="L2">
      <style:paragraph-properties fo:line-height="100%"/>
    </style:style>
    <style:style style:name="P32" style:family="paragraph" style:parent-style-name="Text_20_body" style:list-style-name="L3">
      <style:paragraph-properties fo:line-height="100%"/>
      <style:text-properties officeooo:paragraph-rsid="01ed5627"/>
    </style:style>
    <style:style style:name="P33" style:family="paragraph" style:parent-style-name="Text_20_body" style:list-style-name="L5">
      <style:paragraph-properties fo:line-height="100%"/>
      <style:text-properties officeooo:paragraph-rsid="01f19395"/>
    </style:style>
    <style:style style:name="P34" style:family="paragraph" style:parent-style-name="Text_20_body" style:list-style-name="L6">
      <style:paragraph-properties fo:line-height="100%"/>
      <style:text-properties officeooo:paragraph-rsid="01f26b50"/>
    </style:style>
    <style:style style:name="P35" style:family="paragraph" style:parent-style-name="Text_20_body" style:list-style-name="L7">
      <style:paragraph-properties fo:line-height="100%"/>
    </style:style>
    <style:style style:name="P36" style:family="paragraph" style:parent-style-name="Text_20_body" style:list-style-name="L8">
      <style:paragraph-properties fo:line-height="100%"/>
      <style:text-properties officeooo:paragraph-rsid="001724c3"/>
    </style:style>
    <style:style style:name="P37" style:family="paragraph" style:parent-style-name="Text_20_body" style:list-style-name="L9">
      <style:paragraph-properties fo:line-height="100%"/>
      <style:text-properties officeooo:paragraph-rsid="00220f40"/>
    </style:style>
    <style:style style:name="P38" style:family="paragraph" style:parent-style-name="Text_20_body" style:list-style-name="L10">
      <style:paragraph-properties fo:line-height="100%"/>
      <style:text-properties officeooo:paragraph-rsid="01fe0a7d"/>
    </style:style>
    <style:style style:name="P39" style:family="paragraph" style:parent-style-name="Text_20_body" style:list-style-name="L11">
      <style:paragraph-properties fo:margin-top="0cm" fo:margin-bottom="0.146cm" style:contextual-spacing="false" fo:line-height="100%"/>
      <style:text-properties officeooo:paragraph-rsid="0017affa"/>
    </style:style>
    <style:style style:name="P40" style:family="paragraph" style:parent-style-name="Text_20_body" style:list-style-name="L11">
      <style:paragraph-properties fo:line-height="100%"/>
      <style:text-properties officeooo:paragraph-rsid="0017affa"/>
    </style:style>
    <style:style style:name="P41" style:family="paragraph" style:parent-style-name="Text_20_body" style:list-style-name="L12">
      <style:paragraph-properties fo:line-height="100%"/>
      <style:text-properties officeooo:paragraph-rsid="001c0cc9"/>
    </style:style>
    <style:style style:name="P42" style:family="paragraph" style:parent-style-name="Text_20_body" style:list-style-name="L13">
      <style:paragraph-properties fo:line-height="100%"/>
      <style:text-properties officeooo:paragraph-rsid="001c0cc9"/>
    </style:style>
    <style:style style:name="P43" style:family="paragraph" style:parent-style-name="Text_20_body" style:list-style-name="L14">
      <style:paragraph-properties fo:line-height="100%"/>
      <style:text-properties officeooo:paragraph-rsid="001c0cc9"/>
    </style:style>
    <style:style style:name="P44" style:family="paragraph" style:parent-style-name="Text_20_body" style:list-style-name="L15">
      <style:paragraph-properties fo:line-height="100%"/>
      <style:text-properties officeooo:paragraph-rsid="001c0cc9"/>
    </style:style>
    <style:style style:name="P45" style:family="paragraph" style:parent-style-name="Text_20_body" style:list-style-name="L16">
      <style:paragraph-properties fo:line-height="100%"/>
      <style:text-properties officeooo:paragraph-rsid="001c0cc9"/>
    </style:style>
    <style:style style:name="P46" style:family="paragraph" style:parent-style-name="Text_20_body" style:list-style-name="L17">
      <style:paragraph-properties fo:line-height="100%"/>
      <style:text-properties officeooo:paragraph-rsid="001c0cc9"/>
    </style:style>
    <style:style style:name="P47" style:family="paragraph" style:parent-style-name="Text_20_body" style:list-style-name="L18">
      <style:paragraph-properties fo:line-height="100%"/>
      <style:text-properties officeooo:paragraph-rsid="001c0cc9"/>
    </style:style>
    <style:style style:name="P48" style:family="paragraph" style:parent-style-name="Text_20_body" style:list-style-name="L19">
      <style:paragraph-properties fo:line-height="100%"/>
      <style:text-properties officeooo:paragraph-rsid="001c0cc9"/>
    </style:style>
    <style:style style:name="P49" style:family="paragraph" style:parent-style-name="Text_20_body" style:list-style-name="L20">
      <style:paragraph-properties fo:line-height="100%"/>
      <style:text-properties officeooo:paragraph-rsid="001fbf8c"/>
    </style:style>
    <style:style style:name="P50" style:family="paragraph" style:parent-style-name="Text_20_body" style:list-style-name="L20">
      <style:paragraph-properties fo:line-height="100%"/>
      <style:text-properties officeooo:paragraph-rsid="00206773"/>
    </style:style>
    <style:style style:name="P51" style:family="paragraph" style:parent-style-name="Text_20_body">
      <style:paragraph-properties fo:line-height="100%"/>
      <style:text-properties officeooo:paragraph-rsid="001c0cc9"/>
    </style:style>
    <style:style style:name="P52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53" style:family="paragraph" style:parent-style-name="Text_20_body" style:list-style-name="L2">
      <style:paragraph-properties fo:line-height="100%"/>
      <style:text-properties fo:color="#000000" loext:opacity="100%" style:font-name="Liberation Serif" fo:font-size="12pt" fo:font-weight="normal" officeooo:paragraph-rsid="01ec2f4e" style:font-size-asian="12pt" style:font-weight-asian="normal" style:font-size-complex="12pt" style:font-weight-complex="normal"/>
    </style:style>
    <style:style style:name="P54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officeooo:rsid="01f56024" officeooo:paragraph-rsid="01f56024" style:font-size-asian="12pt" style:font-weight-asian="normal" style:font-size-complex="12pt" style:font-weight-complex="normal"/>
    </style:style>
    <style:style style:name="P55" style:family="paragraph" style:parent-style-name="Text_20_body" style:list-style-name="L4">
      <style:paragraph-properties style:line-height-at-least="0cm"/>
      <style:text-properties officeooo:paragraph-rsid="01f0174b"/>
    </style:style>
    <style:style style:name="P56" style:family="paragraph" style:parent-style-name="Text_20_body">
      <style:text-properties officeooo:paragraph-rsid="0023c93b"/>
    </style:style>
    <style:style style:name="T1" style:family="text">
      <style:text-properties style:font-name="Liberation Sans" fo:language="pt" fo:country="BR" officeooo:rsid="01c694eb" style:font-name-asian="Microsoft YaHei" style:font-name-complex="Mangal"/>
    </style:style>
    <style:style style:name="T2" style:family="text">
      <style:text-properties style:font-name="Liberation Sans" fo:language="pt" fo:country="BR" officeooo:rsid="0017affa" style:font-name-asian="Microsoft YaHei" style:font-name-complex="Mangal"/>
    </style:style>
    <style:style style:name="T3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Liberation Serif" fo:font-size="12pt" fo:font-weight="normal" officeooo:rsid="01ec2f4e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Liberation Serif" fo:font-size="12pt" fo:font-weight="normal" officeooo:rsid="01f54210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Liberation Serif" fo:font-size="12pt" fo:font-weight="normal" officeooo:rsid="01f0236c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Liberation Serif" fo:font-size="12pt" fo:font-weight="normal" officeooo:rsid="01f0174b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Liberation Serif" fo:font-size="12pt" fo:font-weight="normal" officeooo:rsid="01f19395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Liberation Serif" fo:font-size="12pt" fo:font-weight="normal" officeooo:rsid="01ee2135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Liberation Serif" fo:font-size="12pt" fo:font-weight="normal" officeooo:rsid="01fe0a7d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loext:opacity="100%" style:font-name="Liberation Serif" fo:font-size="12pt" fo:language="pt" fo:country="BR" fo:font-weight="normal" officeooo:rsid="000e276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Liberation Serif" fo:font-size="12pt" fo:language="pt" fo:country="BR" fo:font-weight="normal" officeooo:rsid="01f2774c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Liberation Serif" fo:font-size="12pt" fo:language="pt" fo:country="BR" fo:font-weight="normal" officeooo:rsid="001724c3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Liberation Serif" fo:font-size="12pt" fo:language="pt" fo:country="BR" fo:font-weight="normal" officeooo:rsid="00220f4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Liberation Serif" fo:font-size="12pt" fo:language="pt" fo:country="BR" fo:font-weight="bold" officeooo:rsid="000e2760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Liberation Serif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00" loext:opacity="100%" style:font-name="Mono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dcdcaa" loext:opacity="100%" style:font-name="Consolas" fo:font-size="10.5pt" fo:font-weight="normal" fo:background-color="#1f1f1f" loext:char-shading-value="0"/>
    </style:style>
    <style:style style:name="T20" style:family="text">
      <style:text-properties fo:color="#dcdcaa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21" style:family="text">
      <style:text-properties fo:color="#dcdcaa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22" style:family="text">
      <style:text-properties fo:color="#dcdcaa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23" style:family="text">
      <style:text-properties fo:color="#dcdcaa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24" style:family="text">
      <style:text-properties fo:color="#dcdcaa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25" style:family="text">
      <style:text-properties fo:color="#dcdcaa" loext:opacity="100%" style:font-name="Consolas" fo:font-size="10.5pt" fo:language="pt" fo:country="BR" fo:font-weight="normal" officeooo:rsid="00220f40" fo:background-color="#1f1f1f" loext:char-shading-value="0" style:font-size-asian="12pt" style:font-weight-asian="normal" style:font-size-complex="12pt" style:font-weight-complex="normal"/>
    </style:style>
    <style:style style:name="T26" style:family="text">
      <style:text-properties fo:color="#dcdcaa" loext:opacity="100%" style:font-name="Consolas" fo:font-size="10.5pt" fo:language="pt" fo:country="BR" fo:font-weight="normal" officeooo:rsid="0073712b" fo:background-color="#1f1f1f" loext:char-shading-value="0"/>
    </style:style>
    <style:style style:name="T27" style:family="text">
      <style:text-properties fo:color="#dcdcaa" loext:opacity="100%" style:font-name="Consolas" fo:font-size="10.5pt" fo:language="pt" fo:country="BR" fo:font-weight="normal" officeooo:rsid="007516ec" fo:background-color="#1f1f1f" loext:char-shading-value="0"/>
    </style:style>
    <style:style style:name="T28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29" style:family="text">
      <style:text-properties fo:color="#dcdcaa" loext:opacity="100%" style:font-name="Consolas" fo:font-size="12pt" fo:language="pt" fo:country="BR" fo:font-weight="normal" officeooo:rsid="006b8886" fo:background-color="#1f1f1f" loext:char-shading-value="0" style:font-size-asian="12pt" style:font-size-complex="12pt"/>
    </style:style>
    <style:style style:name="T30" style:family="text">
      <style:text-properties fo:color="#dcdcaa" loext:opacity="100%" style:font-name="Consolas" fo:font-size="12pt" fo:language="pt" fo:country="BR" fo:font-weight="normal" officeooo:rsid="0028eeb8" fo:background-color="#1f1f1f" loext:char-shading-value="0" style:font-size-asian="12pt" style:font-size-complex="12pt"/>
    </style:style>
    <style:style style:name="T31" style:family="text">
      <style:text-properties fo:color="#dcdcaa" loext:opacity="100%" style:font-name="Consolas" fo:font-size="12pt" fo:language="pt" fo:country="BR" fo:font-weight="normal" officeooo:rsid="0079bc88" fo:background-color="#1f1f1f" loext:char-shading-value="0" style:font-size-asian="12pt" style:font-size-complex="12pt"/>
    </style:style>
    <style:style style:name="T32" style:family="text">
      <style:text-properties fo:color="#dcdcaa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33" style:family="text">
      <style:text-properties fo:color="#cccccc" loext:opacity="100%" style:font-name="Consolas" fo:font-size="10.5pt" fo:font-weight="normal" fo:background-color="#1f1f1f" loext:char-shading-value="0"/>
    </style:style>
    <style:style style:name="T34" style:family="text">
      <style:text-properties fo:color="#cccccc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35" style:family="text">
      <style:text-properties fo:color="#cccccc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6" style:family="text">
      <style:text-properties fo:color="#cccccc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7" style:family="text">
      <style:text-properties fo:color="#cccccc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38" style:family="text">
      <style:text-properties fo:color="#cccccc" loext:opacity="100%" style:font-name="Consolas" fo:font-size="10.5pt" fo:language="pt" fo:country="BR" fo:font-weight="normal" officeooo:rsid="001724c3" fo:background-color="#1f1f1f" loext:char-shading-value="0" style:font-size-asian="12pt" style:font-weight-asian="normal" style:font-size-complex="12pt" style:font-weight-complex="normal"/>
    </style:style>
    <style:style style:name="T39" style:family="text">
      <style:text-properties fo:color="#cccccc" loext:opacity="100%" style:font-name="Consolas" fo:font-size="10.5pt" fo:language="pt" fo:country="BR" fo:font-weight="normal" officeooo:rsid="0073712b" fo:background-color="#1f1f1f" loext:char-shading-value="0"/>
    </style:style>
    <style:style style:name="T40" style:family="text">
      <style:text-properties fo:color="#cccccc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41" style:family="text">
      <style:text-properties fo:color="#cccccc" loext:opacity="100%" style:font-name="Consolas" fo:font-size="12pt" fo:language="pt" fo:country="BR" fo:font-weight="normal" officeooo:rsid="0028eeb8" fo:background-color="#1f1f1f" loext:char-shading-value="0" style:font-size-asian="12pt" style:font-size-complex="12pt"/>
    </style:style>
    <style:style style:name="T42" style:family="text">
      <style:text-properties fo:color="#cccccc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43" style:family="text">
      <style:text-properties fo:color="#cccccc" loext:opacity="100%" style:font-name="Liberation Serif" fo:font-size="10.5pt" fo:language="pt" fo:country="BR" fo:font-weight="normal" officeooo:rsid="0034e4e1" fo:background-color="#1f1f1f" loext:char-shading-value="0"/>
    </style:style>
    <style:style style:name="T44" style:family="text">
      <style:text-properties fo:color="#ce9178" loext:opacity="100%" style:font-name="Consolas" fo:font-size="10.5pt" fo:font-weight="normal" fo:background-color="#1f1f1f" loext:char-shading-value="0"/>
    </style:style>
    <style:style style:name="T45" style:family="text">
      <style:text-properties fo:color="#ce9178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46" style:family="text">
      <style:text-properties fo:color="#ce9178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47" style:family="text">
      <style:text-properties fo:color="#ce917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48" style:family="text">
      <style:text-properties fo:color="#ce9178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49" style:family="text">
      <style:text-properties fo:color="#ce9178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50" style:family="text">
      <style:text-properties fo:color="#ce9178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51" style:family="text">
      <style:text-properties fo:color="#569cd6" loext:opacity="100%"/>
    </style:style>
    <style:style style:name="T52" style:family="text">
      <style:text-properties fo:color="#569cd6" loext:opacity="100%" style:font-name="Consolas" fo:font-size="10.5pt" fo:font-weight="normal" fo:background-color="#1f1f1f" loext:char-shading-value="0"/>
    </style:style>
    <style:style style:name="T53" style:family="text">
      <style:text-properties fo:color="#569cd6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54" style:family="text">
      <style:text-properties fo:color="#569cd6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55" style:family="text">
      <style:text-properties fo:color="#569cd6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56" style:family="text">
      <style:text-properties fo:color="#569cd6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57" style:family="text">
      <style:text-properties fo:color="#569cd6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58" style:family="text">
      <style:text-properties fo:language="pt" fo:country="BR"/>
    </style:style>
    <style:style style:name="T59" style:family="text">
      <style:text-properties fo:language="pt" fo:country="BR" officeooo:rsid="01ec2f4e"/>
    </style:style>
    <style:style style:name="T60" style:family="text">
      <style:text-properties fo:language="pt" fo:country="BR" officeooo:rsid="01e0fd8e"/>
    </style:style>
    <style:style style:name="T61" style:family="text">
      <style:text-properties fo:language="pt" fo:country="BR" officeooo:rsid="0028eeb8"/>
    </style:style>
    <style:style style:name="T62" style:family="text">
      <style:text-properties fo:language="pt" fo:country="BR" officeooo:rsid="006f9193"/>
    </style:style>
    <style:style style:name="T63" style:family="text">
      <style:text-properties fo:language="pt" fo:country="BR" fo:font-weight="bold" style:font-weight-asian="bold" style:font-weight-complex="bold"/>
    </style:style>
    <style:style style:name="T64" style:family="text">
      <style:text-properties fo:language="pt" fo:country="BR" fo:font-weight="bold" officeooo:rsid="002d1e95" style:font-weight-asian="bold" style:font-weight-complex="bold"/>
    </style:style>
    <style:style style:name="T65" style:family="text">
      <style:text-properties fo:language="pt" fo:country="BR" officeooo:rsid="00913cf1"/>
    </style:style>
    <style:style style:name="T66" style:family="text">
      <style:text-properties fo:language="pt" fo:country="BR" fo:font-weight="normal" style:font-weight-asian="normal" style:font-weight-complex="normal"/>
    </style:style>
    <style:style style:name="T67" style:family="text">
      <style:text-properties fo:language="pt" fo:country="BR" fo:font-weight="normal" officeooo:rsid="00913cf1" style:font-weight-asian="normal" style:font-weight-complex="normal"/>
    </style:style>
    <style:style style:name="T68" style:family="text">
      <style:text-properties fo:language="pt" fo:country="BR" fo:font-style="normal" officeooo:rsid="00913cf1" style:font-style-asian="normal" style:font-style-complex="normal"/>
    </style:style>
    <style:style style:name="T69" style:family="text">
      <style:text-properties fo:language="pt" fo:country="BR" fo:font-style="normal" fo:font-weight="normal" officeooo:rsid="00913cf1" style:font-style-asian="normal" style:font-weight-asian="normal" style:font-style-complex="normal" style:font-weight-complex="normal"/>
    </style:style>
    <style:style style:name="T70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language="pt" fo:country="BR" officeooo:rsid="001c7cab"/>
    </style:style>
    <style:style style:name="T72" style:family="text">
      <style:text-properties fo:language="pt" fo:country="BR" officeooo:rsid="002d1e95"/>
    </style:style>
    <style:style style:name="T73" style:family="text">
      <style:text-properties fo:language="pt" fo:country="BR" officeooo:rsid="002dcb61"/>
    </style:style>
    <style:style style:name="T74" style:family="text">
      <style:text-properties fo:language="pt" fo:country="BR" officeooo:rsid="001fbf8c"/>
    </style:style>
    <style:style style:name="T75" style:family="text">
      <style:text-properties fo:language="pt" fo:country="BR" officeooo:rsid="00368f16"/>
    </style:style>
    <style:style style:name="T76" style:family="text">
      <style:text-properties fo:language="pt" fo:country="BR" officeooo:rsid="00206773"/>
    </style:style>
    <style:style style:name="T77" style:family="text">
      <style:text-properties fo:language="pt" fo:country="BR" officeooo:rsid="00320908"/>
    </style:style>
    <style:style style:name="T78" style:family="text">
      <style:text-properties fo:language="pt" fo:country="BR" officeooo:rsid="0033abca"/>
    </style:style>
    <style:style style:name="T79" style:family="text">
      <style:text-properties fo:language="pt" fo:country="BR" officeooo:rsid="002e6eb9"/>
    </style:style>
    <style:style style:name="T80" style:family="text">
      <style:text-properties fo:language="pt" fo:country="BR" officeooo:rsid="002ec4fb"/>
    </style:style>
    <style:style style:name="T81" style:family="text">
      <style:text-properties style:font-name="Mono" fo:language="pt" fo:country="BR"/>
    </style:style>
    <style:style style:name="T82" style:family="text">
      <style:text-properties style:font-name="Mono" fo:language="pt" fo:country="BR" officeooo:rsid="01f756a9"/>
    </style:style>
    <style:style style:name="T83" style:family="text">
      <style:text-properties style:font-name="Mono" fo:language="pt" fo:country="BR" officeooo:rsid="01e0fd8e"/>
    </style:style>
    <style:style style:name="T84" style:family="text">
      <style:text-properties style:font-name="Mono" fo:language="pt" fo:country="BR" fo:background-color="#eeeeee" loext:char-shading-value="0"/>
    </style:style>
    <style:style style:name="T85" style:family="text">
      <style:text-properties style:font-name="Mono" fo:language="pt" fo:country="BR" fo:font-weight="bold" style:font-weight-asian="bold" style:font-weight-complex="bold"/>
    </style:style>
    <style:style style:name="T86" style:family="text">
      <style:text-properties officeooo:rsid="01ec2f4e"/>
    </style:style>
    <style:style style:name="T87" style:family="text">
      <style:text-properties officeooo:rsid="01e0fd8e"/>
    </style:style>
    <style:style style:name="T88" style:family="text">
      <style:text-properties officeooo:rsid="01ec73aa"/>
    </style:style>
    <style:style style:name="T89" style:family="text">
      <style:text-properties fo:color="#d7ba7d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0" style:family="text">
      <style:text-properties fo:color="#d7ba7d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91" style:family="text">
      <style:text-properties fo:color="#b5cea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92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3" style:family="text">
      <style:text-properties fo:color="#c586c0" loext:opacity="100%" style:font-name="Consolas" fo:font-size="10.5pt" fo:font-weight="normal" fo:background-color="#1f1f1f" loext:char-shading-value="0"/>
    </style:style>
    <style:style style:name="T94" style:family="text">
      <style:text-properties fo:color="#d4d4d4" loext:opacity="100%"/>
    </style:style>
    <style:style style:name="T95" style:family="text">
      <style:text-properties fo:color="#d4d4d4" loext:opacity="100%" style:font-name="Consolas" fo:font-size="10.5pt" fo:font-weight="normal" fo:background-color="#1f1f1f" loext:char-shading-value="0"/>
    </style:style>
    <style:style style:name="T96" style:family="text">
      <style:text-properties fo:color="#d4d4d4" loext:opacity="100%" style:font-name="Consolas" fo:font-size="10.5pt" fo:language="pt" fo:country="BR" fo:font-weight="normal" officeooo:rsid="0073712b" fo:background-color="#1f1f1f" loext:char-shading-value="0"/>
    </style:style>
    <style:style style:name="T97" style:family="text">
      <style:text-properties fo:color="#6a9955" loext:opacity="100%" style:font-name="Consolas" fo:font-size="10.5pt" fo:font-weight="normal" fo:background-color="#1f1f1f" loext:char-shading-value="0"/>
    </style:style>
    <style:style style:name="T98" style:family="text">
      <style:text-properties fo:color="#6a9955" loext:opacity="100%" style:font-name="Consolas" fo:font-size="10.5pt" fo:font-weight="normal" officeooo:rsid="0023b8f7" fo:background-color="#1f1f1f" loext:char-shading-value="0"/>
    </style:style>
    <style:style style:name="T99" style:family="text">
      <style:text-properties officeooo:rsid="0019045c"/>
    </style:style>
    <style:style style:name="T100" style:family="text">
      <style:text-properties officeooo:rsid="001a883f"/>
    </style:style>
    <style:style style:name="T101" style:family="text">
      <style:text-properties fo:font-variant="normal" fo:text-transform="none" fo:color="#000000" loext:opacity="100%" style:font-name="apple-system" fo:font-size="14pt" fo:letter-spacing="normal" fo:font-style="normal" fo:font-weight="normal"/>
    </style:style>
    <style:style style:name="T102" style:family="text">
      <style:text-properties fo:font-size="12pt" fo:language="pt" fo:country="BR" fo:font-weight="normal" officeooo:rsid="0028eeb8" style:font-size-asian="12pt" style:font-weight-asian="normal" style:font-size-complex="12pt" style:font-weight-complex="normal"/>
    </style:style>
    <style:style style:name="T103" style:family="text">
      <style:text-properties fo:font-size="12pt" fo:language="pt" fo:country="BR" fo:font-weight="bold" officeooo:rsid="0028eeb8" style:font-size-asian="12pt" style:font-weight-asian="bold" style:font-size-complex="12pt" style:font-weight-complex="bold"/>
    </style:style>
    <style:style style:name="T104" style:family="text">
      <style:text-properties fo:color="#2a6099" loext:opacity="100%" fo:language="pt" fo:country="BR"/>
    </style:style>
    <style:style style:name="T105" style:family="text">
      <style:text-properties fo:color="#2a6099" loext:opacity="100%" fo:language="pt" fo:country="BR" officeooo:rsid="006f9193"/>
    </style:style>
    <style:style style:name="T106" style:family="text">
      <style:text-properties fo:color="#2a6099" loext:opacity="100%" fo:language="pt" fo:country="BR" officeooo:rsid="0028eeb8"/>
    </style:style>
    <style:style style:name="T107" style:family="text">
      <style:text-properties fo:color="#2a6099" loext:opacity="100%" fo:language="pt" fo:country="BR" officeooo:rsid="00713ae5"/>
    </style:style>
    <style:style style:name="T108" style:family="text">
      <style:text-properties fo:color="#2a6099" loext:opacity="100%" fo:language="pt" fo:country="BR" officeooo:rsid="00830a27"/>
    </style:style>
    <style:style style:name="T109" style:family="text">
      <style:text-properties fo:color="#2a6099" loext:opacity="100%" fo:language="pt" fo:country="BR" officeooo:rsid="007516ec"/>
    </style:style>
    <style:style style:name="T110" style:family="text">
      <style:text-properties fo:color="#2a6099" loext:opacity="100%" style:font-name="Mono" fo:language="pt" fo:country="BR"/>
    </style:style>
    <style:style style:name="T111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112" style:family="text">
      <style:text-properties fo:color="#9cdcfe" loext:opacity="100%" style:font-name="Consolas" fo:font-size="12pt" fo:language="pt" fo:country="BR" fo:font-weight="normal" officeooo:rsid="0028eeb8" fo:background-color="#1f1f1f" loext:char-shading-value="0" style:font-size-asian="12pt" style:font-size-complex="12pt"/>
    </style:style>
    <style:style style:name="T113" style:family="text">
      <style:text-properties fo:color="#9cdcfe" loext:opacity="100%" style:font-name="Consolas" fo:font-size="12pt" fo:language="pt" fo:country="BR" fo:font-weight="normal" officeooo:rsid="0075b12b" fo:background-color="#1f1f1f" loext:char-shading-value="0" style:font-size-asian="12pt" style:font-size-complex="12pt"/>
    </style:style>
    <style:style style:name="T114" style:family="text">
      <style:text-properties fo:color="#9cdcfe" loext:opacity="100%" style:font-name="Consolas" fo:font-size="10.5pt" fo:language="pt" fo:country="BR" fo:font-weight="normal" officeooo:rsid="0073712b" fo:background-color="#1f1f1f" loext:char-shading-value="0"/>
    </style:style>
    <style:style style:name="T115" style:family="text">
      <style:text-properties fo:color="#ffff00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116" style:family="text">
      <style:text-properties style:font-name="Liberation Serif" fo:language="pt" fo:country="BR"/>
    </style:style>
    <style:style style:name="T117" style:family="text">
      <style:text-properties style:font-name="Liberation Serif" fo:language="pt" fo:country="BR" officeooo:rsid="000b1687"/>
    </style:style>
    <style:style style:name="T118" style:family="text">
      <style:text-properties style:font-name="Liberation Serif" fo:language="pt" fo:country="BR" fo:background-color="#eeeeee" loext:char-shading-value="0"/>
    </style:style>
    <style:style style:name="T119" style:family="text">
      <style:text-properties style:font-name="Liberation Serif" fo:language="pt" fo:country="BR" officeooo:rsid="002131dc"/>
    </style:style>
    <style:style style:name="T120" style:family="text">
      <style:text-properties style:font-name="Liberation Serif" fo:language="pt" fo:country="BR" fo:font-weight="normal" style:font-weight-asian="normal" style:font-weight-complex="normal"/>
    </style:style>
    <style:style style:name="T121" style:family="text">
      <style:text-properties style:font-name="Liberation Serif" fo:language="pt" fo:country="BR" fo:font-weight="normal" officeooo:rsid="002131dc" style:font-weight-asian="normal" style:font-weight-complex="normal"/>
    </style:style>
    <style:style style:name="T122" style:family="text">
      <style:text-properties style:font-name="Liberation Serif" fo:language="pt" fo:country="BR"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style:font-name="Liberation Serif" fo:language="pt" fo:country="BR" fo:font-weight="bold" style:font-weight-asian="bold" style:font-weight-complex="bold"/>
    </style:style>
    <style:style style:name="T124" style:family="text">
      <style:text-properties officeooo:rsid="001e1721"/>
    </style:style>
    <style:style style:name="T125" style:family="text">
      <style:text-properties officeooo:rsid="00368f16"/>
    </style:style>
    <style:style style:name="T126" style:family="text">
      <style:text-properties officeooo:rsid="001fbf8c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officeooo:rsid="002fc707" style:font-weight-asian="bold" style:font-weight-complex="bold"/>
    </style:style>
    <style:style style:name="T129" style:family="text">
      <style:text-properties officeooo:rsid="00206773"/>
    </style:style>
    <style:style style:name="T130" style:family="text">
      <style:text-properties fo:font-weight="normal" officeooo:rsid="00206773" style:font-weight-asian="normal" style:font-weight-complex="normal"/>
    </style:style>
    <style:style style:name="T131" style:family="text">
      <style:text-properties style:text-underline-style="none" fo:font-weight="normal" style:font-weight-asian="normal" style:font-weight-complex="normal"/>
    </style:style>
    <style:style style:name="T132" style:family="text">
      <style:text-properties style:text-underline-style="none" fo:font-weight="normal" officeooo:rsid="00206773" style:font-weight-asian="normal" style:font-weight-complex="normal"/>
    </style:style>
    <style:style style:name="T133" style:family="text">
      <style:text-properties officeooo:rsid="002fc707"/>
    </style:style>
    <style:style style:name="T134" style:family="text">
      <style:text-properties officeooo:rsid="00387c15"/>
    </style:style>
    <style:style style:name="T135" style:family="text">
      <style:text-properties officeooo:rsid="003cca66"/>
    </style:style>
    <style:style style:name="T136" style:family="text">
      <style:text-properties officeooo:rsid="0038e157"/>
    </style:style>
    <style:style style:name="T137" style:family="text">
      <style:text-properties officeooo:rsid="0023c93b"/>
    </style:style>
    <style:style style:name="T138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Roteiro: preparar servidor de hospedagem de aplicações</text:span></text:span></text:h>
      <text:p text:style-name="P8"><text:span text:style-name="Strong_20_Emphasis"/></text:p>
      <text:p text:style-name="P8"><text:span text:style-name="Strong_20_Emphasis"><text:span text:style-name="T11">Ordem</text:span></text:span><text:span text:style-name="T11">: OS → segurança → servidor web → PHP → DB → deploy → SSL → monitoração.</text:span></text:p>
      <text:p text:style-name="P8"/>
      <text:list xml:id="list1525877291" text:style-name="L1">
        <text:list-item>
          <text:p text:style-name="P27"><text:span text:style-name="Strong_20_Emphasis"><text:span text:style-name="T11">Provisionamento da infraestrutura</text:span></text:span></text:p>
          <text:list>
            <text:list-item>
              <text:p text:style-name="P27"><text:span text:style-name="Strong_20_Emphasis"><text:span text:style-name="T3">Instanciar a VM</text:span></text:span><text:span text:style-name="T3"> (ou container, se for o caso): escolha de fornecedor (AWS, Azure, GCP, DigitalOcean etc.), tamanho de CPU/RAM/disco, zona/região.</text:span></text:p>
            </text:list-item>
            <text:list-item>
              <text:p text:style-name="P27"><text:span text:style-name="Strong_20_Emphasis"><text:span text:style-name="T3">Configurar rede e firewall</text:span></text:span><text:span text:style-name="T3">: definir regras de entrada e saída (por exemplo, abrir apenas portas 22/80/443), habilitar o UFW ou firewall.</text:span></text:p>
            </text:list-item>
            <text:list-item>
              <text:p text:style-name="P27"><text:span text:style-name="Strong_20_Emphasis"><text:span text:style-name="T3">Particionamento e swap</text:span></text:span><text:span text:style-name="T3"> (opcional): criar partições separadas (</text:span><text:span text:style-name="Source_20_Text"><text:span text:style-name="T3">/</text:span></text:span><text:span text:style-name="T3">, </text:span><text:span text:style-name="Source_20_Text"><text:span text:style-name="T3">/var</text:span></text:span><text:span text:style-name="T3">, </text:span><text:span text:style-name="Source_20_Text"><text:span text:style-name="T3">/home</text:span></text:span><text:span text:style-name="T3">) e swap, caso necessário para memória.</text:span></text:p>
            </text:list-item>
          </text:list>
        </text:list-item>
        <text:list-item>
          <text:p text:style-name="P27"><text:span text:style-name="Strong_20_Emphasis"><text:span text:style-name="T11">Instalação do sistema operacional</text:span></text:span></text:p>
          <text:list>
            <text:list-item>
              <text:p text:style-name="P52">Instalar Debian (ou outra distro Linux) mínimo, sem pacotes extras desnecessários.</text:p>
            </text:list-item>
            <text:list-item>
              <text:p text:style-name="P27"><text:span text:style-name="Strong_20_Emphasis"><text:span text:style-name="T3">Atualizar pacotes</text:span></text:span><text:span text:style-name="T3"> imediatamente:<text:line-break/></text:span><text:span text:style-name="Source_20_Text"><text:span text:style-name="T20">sudo</text:span></text:span><text:span text:style-name="Source_20_Text"><text:span text:style-name="T34"> </text:span></text:span><text:span text:style-name="Source_20_Text"><text:span text:style-name="T45">apt</text:span></text:span><text:span text:style-name="Source_20_Text"><text:span text:style-name="T34"> </text:span></text:span><text:span text:style-name="Source_20_Text"><text:span text:style-name="T45">update</text:span></text:span><text:span text:style-name="Source_20_Text"><text:span text:style-name="T34"> &amp;&amp; </text:span></text:span><text:span text:style-name="Source_20_Text"><text:span text:style-name="T20">sudo</text:span></text:span><text:span text:style-name="Source_20_Text"><text:span text:style-name="T34"> </text:span></text:span><text:span text:style-name="Source_20_Text"><text:span text:style-name="T45">apt</text:span></text:span><text:span text:style-name="Source_20_Text"><text:span text:style-name="T34"> </text:span></text:span><text:span text:style-name="Source_20_Text"><text:span text:style-name="T45">upgrade</text:span></text:span><text:span text:style-name="Source_20_Text"><text:span text:style-name="T34"> </text:span></text:span><text:span text:style-name="Source_20_Text"><text:span text:style-name="T53">-y</text:span></text:span></text:p>
            </text:list-item>
            <text:list-item>
              <text:p text:style-name="P27"><text:span text:style-name="Strong_20_Emphasis"><text:span text:style-name="T3">Configurar fuso-horário</text:span></text:span><text:span text:style-name="T3"> e locale:<text:line-break/></text:span><text:span text:style-name="Source_20_Text"><text:span text:style-name="T20">sudo</text:span></text:span><text:span text:style-name="Source_20_Text"><text:span text:style-name="T34"> </text:span></text:span><text:span text:style-name="Source_20_Text"><text:span text:style-name="T45">timedatectl</text:span></text:span><text:span text:style-name="Source_20_Text"><text:span text:style-name="T34"> </text:span></text:span><text:span text:style-name="Source_20_Text"><text:span text:style-name="T45">set-timezone</text:span></text:span><text:span text:style-name="Source_20_Text"><text:span text:style-name="T34"> </text:span></text:span><text:span text:style-name="Source_20_Text"><text:span text:style-name="T45">America/Sao_Paulo<text:line-break/></text:span></text:span><text:span text:style-name="T19">sudo</text:span><text:span text:style-name="T33"> </text:span><text:span text:style-name="T44">locale-gen</text:span><text:span text:style-name="T33"> </text:span><text:span text:style-name="T44">pt_BR.UTF-8</text:span></text:p>
            </text:list-item>
          </text:list>
        </text:list-item>
        <text:list-item>
          <text:p text:style-name="P27"><text:span text:style-name="Strong_20_Emphasis"><text:span text:style-name="T11">Configuração de segurança básica</text:span></text:span></text:p>
          <text:list>
            <text:list-item>
              <text:p text:style-name="P27"><text:span text:style-name="Strong_20_Emphasis"><text:span text:style-name="T3">Autenticação por chaves SSH</text:span></text:span><text:span text:style-name="T3">: desabilitar login por senha em<text:line-break/></text:span><text:span text:style-name="T32">/etc/ssh/sshd_config</text:span><text:span text:style-name="T42"> (PasswordAuthentication </text:span><text:span text:style-name="T50">no</text:span><text:span text:style-name="T42">).</text:span></text:p>
            </text:list-item>
            <text:list-item>
              <text:p text:style-name="P27"><text:span text:style-name="Strong_20_Emphasis"><text:span text:style-name="T3">Instalar e configurar Fail2Ban</text:span></text:span><text:span text:style-name="T3"> para mitigar tentativas de brute-force.</text:span></text:p>
            </text:list-item>
            <text:list-item>
              <text:p text:style-name="P27"><text:span text:style-name="Strong_20_Emphasis"><text:span text:style-name="T3">Configurar updates automáticos</text:span></text:span><text:span text:style-name="T3"> para correções de segurança (unattended-upgrades).</text:span></text:p>
            </text:list-item>
          </text:list>
        </text:list-item>
        <text:list-item>
          <text:p text:style-name="P27"><text:span text:style-name="Strong_20_Emphasis"><text:span text:style-name="T11">Instalação do servidor HTTP</text:span></text:span></text:p>
          <text:list>
            <text:list-item>
              <text:p text:style-name="P28"><text:span text:style-name="Strong_20_Emphasis"><text:span text:style-name="T3">Apache</text:span></text:span><text:span text:style-name="T3"> ou </text:span><text:span text:style-name="Strong_20_Emphasis"><text:span text:style-name="T3">Nginx</text:span></text:span><text:span text:style-name="T3">, conforme preferência.</text:span></text:p>
            </text:list-item>
          </text:list>
        </text:list-item>
      </text:list>
      <text:list text:style-name="L2">
        <text:list-item>
          <text:list>
            <text:list-item>
              <text:p text:style-name="P53"><text:span text:style-name="T59">alterar</text:span><text:span text:style-name="T60"> arquivo de configuração (</text:span><text:span text:style-name="T82">httpd.</text:span><text:span text:style-name="T83">config</text:span><text:span text:style-name="T60">) para </text:span>desabilitar o “directory listing”: Proteger a árvore de diretórios d<text:span text:style-name="T86">as</text:span> aplicaç<text:span text:style-name="T86">ões</text:span> contra acesso direto via navegador, <text:span text:style-name="T87">para </text:span>evita<text:span text:style-name="T87">r</text:span> que alguém visualize ou navegue pelas pastas do servidor, o que poderia expor arquivos sensíveis.</text:p>
              <text:list>
                <text:list-item>
                  <text:p text:style-name="P31"><text:span text:style-name="T3">No Apache: desativar </text:span><text:span text:style-name="Strong_20_Emphasis"><text:span text:style-name="T3">Indexes</text:span></text:span><text:span text:style-name="T3"> (</text:span><text:span text:style-name="Source_20_Text"><text:span text:style-name="T18">Options -Indexes</text:span></text:span><text:span text:style-name="T3">)</text:span><text:span text:style-name="T4">, </text:span><text:span text:style-name="T3">ativar módulos </text:span><text:span text:style-name="T11">essenciais</text:span><text:span text:style-name="T3"> (</text:span><text:span text:style-name="Source_20_Text"><text:span text:style-name="T3">r</text:span></text:span><text:span text:style-name="Source_20_Text"><text:span text:style-name="T18">ewrite</text:span></text:span><text:span text:style-name="T18">, </text:span><text:span text:style-name="Source_20_Text"><text:span text:style-name="T18">headers</text:span></text:span><text:span text:style-name="T18">, </text:span><text:span text:style-name="Source_20_Text"><text:span text:style-name="T18">ssl</text:span></text:span><text:span text:style-name="T3">), Desabilitar informações sensíveis </text:span><text:span text:style-name="T5">(ServerSignature Off + ServerTokens Prod), habilitar a diretiva Header set X-Content-Type-Options "nosniff"</text:span></text:p>
                </text:list-item>
              </text:list>
            </text:list-item>
          </text:list>
        </text:list-item>
      </text:list>
      <text:list xml:id="list121944845671359" text:continue-list="list1525877291" text:style-name="L1">
        <text:list-item>
          <text:list>
            <text:list-item>
              <text:list>
                <text:list-item>
                  <text:p text:style-name="P27"><text:span text:style-name="T3">No Nginx: configurar </text:span><text:span text:style-name="Source_20_Text"><text:span text:style-name="T18">autoindex off</text:span></text:span><text:span text:style-name="Source_20_Text"><text:span text:style-name="T3">;</text:span></text:span><text:span text:style-name="T3"> nos blocos </text:span><text:span text:style-name="Source_20_Text"><text:span text:style-name="T18">location</text:span></text:span><text:span text:style-name="T3">.</text:span></text:p>
                </text:list-item>
              </text:list>
            </text:list-item>
            <text:list-item>
              <text:p text:style-name="P52">Criar bloco de servidor (virtual host) dedicado para cada app.</text:p>
            </text:list-item>
          </text:list>
        </text:list-item>
        <text:list-item>
          <text:p text:style-name="P29"><text:span text:style-name="Strong_20_Emphasis"><text:span text:style-name="T3">Instalação e configuração do PHP</text:span></text:span></text:p>
          <text:list>
            <text:list-item>
              <text:p text:style-name="P27"><text:span text:style-name="T3">Instalar </text:span><text:span text:style-name="Strong_20_Emphasis"><text:span text:style-name="T3">PHP-FPM</text:span></text:span><text:span text:style-name="T3"> na versão suportada pela aplicação (ex.: 8.2):<text:line-break/></text:span><text:span text:style-name="Source_20_Text"><text:span text:style-name="T20">sudo</text:span></text:span><text:span text:style-name="Source_20_Text"><text:span text:style-name="T34"> </text:span></text:span><text:span text:style-name="Source_20_Text"><text:span text:style-name="T45">apt</text:span></text:span><text:span text:style-name="Source_20_Text"><text:span text:style-name="T34"> </text:span></text:span><text:span text:style-name="Source_20_Text"><text:span text:style-name="T45">install</text:span></text:span><text:span text:style-name="Source_20_Text"><text:span text:style-name="T34"> </text:span></text:span><text:span text:style-name="Source_20_Text"><text:span text:style-name="T45">php8.2-fpm</text:span></text:span><text:span text:style-name="Source_20_Text"><text:span text:style-name="T34"> </text:span></text:span><text:span text:style-name="Source_20_Text"><text:span text:style-name="T45">php8.2-{cli,gd,curl,dom,soap,zip,oci8,pdo_oci}</text:span></text:span></text:p>
            </text:list-item>
            <text:list-item>
              <text:p text:style-name="P27"><text:span text:style-name="T3">Editar </text:span><text:span text:style-name="Source_20_Text"><text:span text:style-name="T3">/etc/php/8.2/</text:span></text:span><text:span text:style-name="Source_20_Text"><text:span text:style-name="T11">fpm/php.ini</text:span></text:span><text:span text:style-name="T3"> (e </text:span><text:span text:style-name="Source_20_Text"><text:span text:style-name="T3">/etc/php/8.2/</text:span></text:span><text:span text:style-name="Source_20_Text"><text:span text:style-name="T11">cli/php.ini</text:span></text:span><text:span text:style-name="T3">):</text:span></text:p>
              <text:list>
                <text:list-item>
                  <text:p text:style-name="P27"><text:span text:style-name="T3">Ajustar </text:span><text:span text:style-name="Source_20_Text"><text:span text:style-name="T3">memory_limit</text:span></text:span><text:span text:style-name="T3">, </text:span><text:span text:style-name="Source_20_Text"><text:span text:style-name="T3">upload_max_filesize</text:span></text:span><text:span text:style-name="T3">, </text:span><text:span text:style-name="Source_20_Text"><text:span text:style-name="T3">post_max_size</text:span></text:span><text:span text:style-name="T3">.</text:span></text:p>
                </text:list-item>
                <text:list-item>
                  <text:p text:style-name="P52">Habilitar extensões necessárias (cURL, DOM, SOAP, OCI8).</text:p>
                </text:list-item>
              </text:list>
            </text:list-item>
            <text:list-item>
              <text:p text:style-name="P27"><text:span text:style-name="T3">Configurar pool do PHP-FPM (</text:span><text:span text:style-name="Source_20_Text"><text:span text:style-name="T3">/etc/php/8.2/fpm/pool.d/www.conf</text:span></text:span><text:span text:style-name="T3">): ajustar </text:span><text:span text:style-name="Source_20_Text"><text:span text:style-name="T3">user</text:span></text:span><text:span text:style-name="T3">, </text:span><text:span text:style-name="Source_20_Text"><text:span text:style-name="T3">group</text:span></text:span><text:span text:style-name="T3">, </text:span><text:span text:style-name="Source_20_Text"><text:span text:style-name="T3">pm</text:span></text:span><text:span text:style-name="T3"> (dynamic vs. ondemand), limites de processos.</text:span></text:p>
            </text:list-item>
            <text:list-item>
              <text:p text:style-name="P54">habilitar/desabilitar mensagens PHP, dependendo do ambiente (produção ou desenvolvimento)</text:p>
            </text:list-item>
          </text:list>
        </text:list-item>
        <text:list-item>
          <text:p text:style-name="P27"><text:span text:style-name="Strong_20_Emphasis"><text:span text:style-name="T11">Banco de dados e drivers</text:span></text:span></text:p>
          <text:list>
            <text:list-item>
              <text:p text:style-name="P52">Instalar SGBD (MySQL, <text:span text:style-name="T88">Oracle, </text:span>PostgreSQL).</text:p>
            </text:list-item>
            <text:list-item>
              <text:p text:style-name="P52">Instalar o driver PHP apropriado (<text:span text:style-name="T88">exemplo </text:span>ODBC, OCI8, PDO_OCI).</text:p>
            </text:list-item>
            <text:list-item>
              <text:p text:style-name="P52">Testar conexão via linha de comando e via script PHP simples.</text:p>
            </text:list-item>
          </text:list>
        </text:list-item>
        <text:list-item>
          <text:p text:style-name="P27"><text:span text:style-name="Strong_20_Emphasis"><text:span text:style-name="T11">Usuário de deploy e permissões</text:span></text:span></text:p>
        </text:list-item>
      </text:list>
      <text:list text:style-name="L3">
        <text:list-item>
          <text:list>
            <text:list-item>
              <text:p text:style-name="P32"><text:span text:style-name="Strong_20_Emphasis"><text:span text:style-name="T3">Criar usuário </text:span></text:span><text:span text:style-name="T3">para acesso ao servidor (ex.: </text:span><text:span text:style-name="Source_20_Text"><text:span text:style-name="T3">deployuser</text:span></text:span><text:span text:style-name="T3">)<text:line-break/></text:span><text:span text:style-name="T32">sudo</text:span><text:span text:style-name="T42"> </text:span><text:span text:style-name="T50">adduser</text:span><text:span text:style-name="T42"> </text:span><text:span text:style-name="T50">deployuser</text:span></text:p>
            </text:list-item>
          </text:list>
        </text:list-item>
      </text:list>
      <text:list text:style-name="L4">
        <text:list-item>
          <text:list>
            <text:list-item>
              <text:p text:style-name="P55"><text:span text:style-name="Source_20_Text"><text:span text:style-name="T12">conceder </text:span></text:span><text:span text:style-name="Strong_20_Emphasis"><text:span text:style-name="T12">acesso sudo limitado </text:span></text:span><text:span text:style-name="Source_20_Text"><text:span text:style-name="T12">ao usuário deployuser apenas para </text:span></text:span><text:span text:style-name="T3">Reiniciar o Apache </text:span><text:span text:style-name="Strong_20_Emphasis"><text:span text:style-name="T3">ou</text:span></text:span><text:span text:style-name="T3"> Nginx </text:span><text:span text:style-name="T6">e</text:span><text:span text:style-name="T3"> </text:span><text:span text:style-name="T7">e</text:span><text:span text:style-name="T3">xecutar </text:span><text:span text:style-name="Strong_20_Emphasis"><text:span text:style-name="T3">scripts específicos de deploy:</text:span></text:span><text:span text:style-name="T3"><text:line-break/></text:span><text:span text:style-name="T20">deployuser</text:span><text:span text:style-name="T34"> </text:span><text:span text:style-name="T45">ALL=</text:span><text:span text:style-name="T34">(</text:span><text:span text:style-name="T20">ALL</text:span><text:span text:style-name="T34">) </text:span><text:span text:style-name="T45">NOPASSWD:</text:span><text:span text:style-name="T34"> </text:span><text:span text:style-name="T89">\</text:span><text:span text:style-name="T34"><text:line-break/></text:span><text:span text:style-name="T45">/bin/systemctl</text:span><text:span text:style-name="T34"> </text:span><text:span text:style-name="T45">restart</text:span><text:span text:style-name="T34"> </text:span><text:span text:style-name="T45">apache2,</text:span><text:span text:style-name="T34"> </text:span><text:span text:style-name="T89">\</text:span><text:span text:style-name="T34"><text:line-break/></text:span><text:span text:style-name="T45">/bin/systemctl</text:span><text:span text:style-name="T34"> </text:span><text:span text:style-name="T45">restart</text:span><text:span text:style-name="T34"> </text:span><text:span text:style-name="T45">nginx,</text:span><text:span text:style-name="T34"> </text:span><text:span text:style-name="T89">\</text:span><text:span text:style-name="T34"><text:line-break/></text:span><text:span text:style-name="T45">/usr/local/bin/deploy_app.sh</text:span></text:p>
            </text:list-item>
          </text:list>
        </text:list-item>
      </text:list>
      <text:list text:style-name="L5">
        <text:list-item>
          <text:list>
            <text:list-item>
              <text:p text:style-name="P33"><text:span text:style-name="T3">Criar grupo de deploy (ex.: </text:span><text:span text:style-name="Source_20_Text"><text:span text:style-name="T3">deploy</text:span></text:span><text:span text:style-name="T3">):<text:line-break/></text:span><text:span text:style-name="Source_20_Text"><text:span text:style-name="T20">sudo</text:span></text:span><text:span text:style-name="Source_20_Text"><text:span text:style-name="T34"> </text:span></text:span><text:span text:style-name="Source_20_Text"><text:span text:style-name="T45">groupadd</text:span></text:span><text:span text:style-name="Source_20_Text"><text:span text:style-name="T34"> </text:span></text:span><text:span text:style-name="Source_20_Text"><text:span text:style-name="T45">deploy</text:span></text:span></text:p>
            </text:list-item>
          </text:list>
        </text:list-item>
      </text:list>
      <text:list text:style-name="L6">
        <text:list-item>
          <text:list>
            <text:list-item>
              <text:p text:style-name="P34"><text:span text:style-name="T8">associar ao grupo deploy os usuários</text:span><text:span text:style-name="T3"> </text:span><text:span text:style-name="Source_20_Text"><text:span text:style-name="T3">deployuser</text:span></text:span><text:span text:style-name="T3"> e </text:span><text:span text:style-name="Source_20_Text"><text:span text:style-name="T3">www-data</text:span></text:span><text:span text:style-name="Source_20_Text"><text:span text:style-name="T8">, </text:span></text:span><text:span text:style-name="Source_20_Text"><text:span text:style-name="T3">separa o grupo de quem faz deploy do grupo do servidor web <text:line-break/></text:span></text:span><text:span text:style-name="Source_20_Text"><text:span text:style-name="T20">sudo</text:span></text:span><text:span text:style-name="Source_20_Text"><text:span text:style-name="T34"> </text:span></text:span><text:span text:style-name="Source_20_Text"><text:span text:style-name="T45">usermod</text:span></text:span><text:span text:style-name="Source_20_Text"><text:span text:style-name="T34"> </text:span></text:span><text:span text:style-name="Source_20_Text"><text:span text:style-name="T53">-aG</text:span></text:span><text:span text:style-name="Source_20_Text"><text:span text:style-name="T34"> </text:span></text:span><text:span text:style-name="Source_20_Text"><text:span text:style-name="T45">deploy</text:span></text:span><text:span text:style-name="Source_20_Text"><text:span text:style-name="T34"> </text:span></text:span><text:span text:style-name="Source_20_Text"><text:span text:style-name="T45">deployuser,www-data</text:span></text:span></text:p>
            </text:list-item>
          </text:list>
        </text:list-item>
      </text:list>
      <text:list text:style-name="L7">
        <text:list-item>
          <text:list>
            <text:list-item>
              <text:p text:style-name="P35"><text:span text:style-name="T8">Ajustar</text:span><text:span text:style-name="T3"> dono e grupo do document root (</text:span><text:span text:style-name="Source_20_Text"><text:span text:style-name="T3">/var/www/</text:span></text:span><text:span text:style-name="Source_20_Text"><text:span text:style-name="T8">projeto</text:span></text:span><text:span text:style-name="T3">):<text:line-break/></text:span><text:span text:style-name="Source_20_Text"><text:span text:style-name="T21">sudo</text:span></text:span><text:span text:style-name="Source_20_Text"><text:span text:style-name="T35"> </text:span></text:span><text:span text:style-name="Source_20_Text"><text:span text:style-name="T46">chown</text:span></text:span><text:span text:style-name="Source_20_Text"><text:span text:style-name="T35"> </text:span></text:span><text:span text:style-name="Source_20_Text"><text:span text:style-name="T54">-R</text:span></text:span><text:span text:style-name="Source_20_Text"><text:span text:style-name="T35"> </text:span></text:span><text:span text:style-name="Source_20_Text"><text:span text:style-name="T46">deployuser:deploy</text:span></text:span><text:span text:style-name="Source_20_Text"><text:span text:style-name="T35"> </text:span></text:span><text:span text:style-name="Source_20_Text"><text:span text:style-name="T46">/var/www/projeto</text:span></text:span></text:p>
            </text:list-item>
            <text:list-item>
              <text:p text:style-name="P35"><text:span text:style-name="T6">Conceder permissão total ao dono deployuser, e leitura/execução para </text:span><text:span text:style-name="T3">o servidor web (Apache/Nginx), </text:span><text:span text:style-name="T6">em</text:span><text:span text:style-name="T9"> todo conteúdo do projeto:<text:line-break/></text:span><text:span text:style-name="Source_20_Text"><text:span text:style-name="T22">sudo</text:span></text:span><text:span text:style-name="Source_20_Text"><text:span text:style-name="T36"> </text:span></text:span><text:span text:style-name="Source_20_Text"><text:span text:style-name="T47">chmod</text:span></text:span><text:span text:style-name="Source_20_Text"><text:span text:style-name="T36"> </text:span></text:span><text:span text:style-name="Source_20_Text"><text:span text:style-name="T55">-R</text:span></text:span><text:span text:style-name="Source_20_Text"><text:span text:style-name="T36"> </text:span></text:span><text:span text:style-name="Source_20_Text"><text:span text:style-name="T91">750</text:span></text:span><text:span text:style-name="Source_20_Text"><text:span text:style-name="T36"> </text:span></text:span><text:span text:style-name="Source_20_Text"><text:span text:style-name="T47">/var/www/projeto</text:span></text:span></text:p>
            </text:list-item>
          </text:list>
        </text:list-item>
      </text:list>
      <text:list text:style-name="L8">
        <text:list-item>
          <text:list>
            <text:list-item>
              <text:p text:style-name="P36"><text:span text:style-name="Source_20_Text"><text:span text:style-name="T13">Configurar </text:span></text:span><text:span text:style-name="Source_20_Text"><text:span text:style-name="T12">para que </text:span></text:span><text:span text:style-name="Strong_20_Emphasis"><text:span text:style-name="T12">novos arquivos e diretórios</text:span></text:span><text:span text:style-name="Source_20_Text"><text:span text:style-name="T12"> criados dentro de </text:span></text:span><text:span text:style-name="Source_20_Text"><text:span text:style-name="T13">document root</text:span></text:span><text:span text:style-name="Source_20_Text"><text:span text:style-name="T12"> </text:span></text:span><text:span text:style-name="Strong_20_Emphasis"><text:span text:style-name="T12">herde</text:span></text:span><text:span text:style-name="Strong_20_Emphasis"><text:span text:style-name="T13">m</text:span></text:span><text:span text:style-name="Strong_20_Emphasis"><text:span text:style-name="T12"> o grupo dono do diretório (no </text:span></text:span><text:span text:style-name="Strong_20_Emphasis"><text:span text:style-name="T13">exemplo</text:span></text:span><text:span text:style-name="Strong_20_Emphasis"><text:span text:style-name="T12">, </text:span></text:span><text:span text:style-name="Source_20_Text"><text:span text:style-name="T12">deploy</text:span></text:span><text:span text:style-name="Strong_20_Emphasis"><text:span text:style-name="T12">)</text:span></text:span><text:span text:style-name="Source_20_Text"><text:span text:style-name="T12">, sem precisar rodar chown toda vez.<text:line-break/></text:span></text:span><text:span text:style-name="Source_20_Text"><text:span text:style-name="T24">sudo</text:span></text:span><text:span text:style-name="Source_20_Text"><text:span text:style-name="T37"> </text:span></text:span><text:span text:style-name="Source_20_Text"><text:span text:style-name="T49">find</text:span></text:span><text:span text:style-name="Source_20_Text"><text:span text:style-name="T37"> </text:span></text:span><text:span text:style-name="Source_20_Text"><text:span text:style-name="T49">/var/www/projeto/</text:span></text:span><text:span text:style-name="Source_20_Text"><text:span text:style-name="T37"> </text:span></text:span><text:span text:style-name="Source_20_Text"><text:span text:style-name="T57">-type</text:span></text:span><text:span text:style-name="Source_20_Text"><text:span text:style-name="T37"> </text:span></text:span><text:span text:style-name="Source_20_Text"><text:span text:style-name="T49">d</text:span></text:span><text:span text:style-name="Source_20_Text"><text:span text:style-name="T37"> </text:span></text:span><text:span text:style-name="Source_20_Text"><text:span text:style-name="T57">-exec</text:span></text:span><text:span text:style-name="Source_20_Text"><text:span text:style-name="T37"> </text:span></text:span><text:span text:style-name="Source_20_Text"><text:span text:style-name="T49">chmod</text:span></text:span><text:span text:style-name="Source_20_Text"><text:span text:style-name="T37"> </text:span></text:span><text:span text:style-name="Source_20_Text"><text:span text:style-name="T49">g+s</text:span></text:span><text:span text:style-name="Source_20_Text"><text:span text:style-name="T37"> </text:span></text:span><text:span text:style-name="Source_20_Text"><text:span text:style-name="T49">{}</text:span></text:span><text:span text:style-name="Source_20_Text"><text:span text:style-name="T37"> </text:span></text:span><text:span text:style-name="Source_20_Text"><text:span text:style-name="T90">\;</text:span></text:span></text:p>
            </text:list-item>
            <text:list-item>
              <text:p text:style-name="P36"><text:span text:style-name="Source_20_Text"><text:span text:style-name="T13">Conceder permissões de acesso e leitura ao arquivo </text:span></text:span><text:span text:style-name="Source_20_Text"><text:span text:style-name="T14">que registra</text:span></text:span><text:span text:style-name="Source_20_Text"><text:span text:style-name="T13"> logs de erros do servidor Apache, </text:span></text:span><text:span text:style-name="Source_20_Text"><text:span text:style-name="T14">usando ACL (Access Control List).<text:line-break/>Aplicar:<text:line-break/></text:span></text:span><text:span text:style-name="Source_20_Text"><text:span text:style-name="T38">setfacl -m g:usuario:rx /var/log/apache2<text:line-break/>setfacl -m g:usuario:r-- /var/log/apache2/error.log</text:span></text:span></text:p>
            </text:list-item>
          </text:list>
        </text:list-item>
      </text:list>
      <text:list text:style-name="L9">
        <text:list-item>
          <text:list>
            <text:list-header>
              <text:p text:style-name="P37"><text:soft-page-break/><text:span text:style-name="Source_20_Text"><text:span text:style-name="T14">Verificar: <text:line-break/></text:span></text:span><text:span text:style-name="Source_20_Text"><text:span text:style-name="T38">getfacl /var/log/apache2<text:line-break/></text:span></text:span><text:span text:style-name="T33">getfacl /var/log/apache2/error.log<text:line-break/></text:span><text:span text:style-name="Strong_20_Emphasis"><text:span text:style-name="T12">Testar: crie arquivo php, lance exceção, verifique no arquivo error.log</text:span></text:span></text:p>
            </text:list-header>
            <text:list-item>
              <text:p text:style-name="P37"><text:span text:style-name="Strong_20_Emphasis"><text:span text:style-name="T16">logrotate</text:span></text:span><text:span text:style-name="Strong_20_Emphasis"><text:span text:style-name="T12"> </text:span></text:span><text:span text:style-name="Strong_20_Emphasis"><text:span text:style-name="T15">é</text:span></text:span><text:span text:style-name="Strong_20_Emphasis"><text:span text:style-name="T12"> uma ferramenta do Linux usada para gerenciar automaticamente arquivos de log, rotacionado-os para evitar que cresçam indefinidamente e ocupem muito espaço.<text:line-break/></text:span></text:span><text:span text:style-name="Strong_20_Emphasis"><text:span text:style-name="T15">Apó</text:span></text:span><text:span text:style-name="Strong_20_Emphasis"><text:span text:style-name="T12">s atribuir ACLs, editar a configuração do logrotate específica para os logs do Apache (geralmente em /etc/logrotate.d/apache2), e adicionar um script postrotate para reaplicar as permissões. </text:span></text:span><text:span text:style-name="Strong_20_Emphasis"><text:span text:style-name="T15">Exemplo:<text:line-break/></text:span></text:span><text:span text:style-name="Strong_20_Emphasis"><text:span text:style-name="T25">postrotate<text:tab/><text:tab/><text:tab/><text:tab/><text:tab/><text:tab/><text:tab/><text:tab/><text:tab/><text:tab/><text:line-break/> <text:s/></text:span></text:span><text:span text:style-name="T93">if</text:span><text:span text:style-name="T33"> </text:span><text:span text:style-name="T19">pgrep</text:span><text:span text:style-name="T33"> </text:span><text:span text:style-name="T52">-f</text:span><text:span text:style-name="T33"> </text:span><text:span text:style-name="T44">^/usr/sbin/apache2</text:span><text:span text:style-name="T33"> </text:span><text:span text:style-name="T95">&gt;</text:span><text:span text:style-name="T33"> </text:span><text:span text:style-name="T44">/dev/null</text:span><text:span text:style-name="T33">; </text:span><text:span text:style-name="T93">then<text:tab/><text:tab/><text:tab/><text:line-break/> <text:s text:c="3"/></text:span><text:span text:style-name="T19">invoke-rc.d</text:span><text:span text:style-name="T33"> </text:span><text:span text:style-name="T44">apache2</text:span><text:span text:style-name="T33"> </text:span><text:span text:style-name="T44">reload</text:span><text:span text:style-name="T33"> </text:span><text:span text:style-name="T95">2&gt;&amp;1</text:span><text:span text:style-name="T33"> </text:span><text:span text:style-name="T95">|</text:span><text:span text:style-name="T33"> </text:span><text:span text:style-name="T19">logger</text:span><text:span text:style-name="T33"> </text:span><text:span text:style-name="T52">-t</text:span><text:span text:style-name="T33"> </text:span><text:span text:style-name="T44">apache2.logrotate<text:tab/><text:line-break/> <text:s/></text:span><text:span text:style-name="T93">fi<text:tab/><text:tab/><text:tab/><text:tab/><text:tab/><text:tab/><text:tab/><text:tab/><text:tab/><text:tab/><text:tab/><text:line-break/> <text:s/></text:span><text:span text:style-name="T97"># Reaplica ACL </text:span><text:span text:style-name="T98">ao arquivo error.log </text:span><text:span text:style-name="T97">para<text:tab/></text:span><text:span text:style-name="T98">o grupo ‘deploy’</text:span><text:span text:style-name="T97"><text:tab/><text:tab/><text:line-break/> <text:s/></text:span><text:span text:style-name="T19">setfacl</text:span><text:span text:style-name="T33"> </text:span><text:span text:style-name="T52">-m</text:span><text:span text:style-name="T33"> </text:span><text:span text:style-name="T44">g:deploy:r--</text:span><text:span text:style-name="T33"> </text:span><text:span text:style-name="T44">/var/log/apache2/error.log<text:tab/><text:tab/><text:tab/><text:line-break/></text:span><text:span text:style-name="T19">endscript<text:tab/><text:tab/><text:tab/><text:tab/><text:tab/><text:tab/><text:tab/><text:tab/><text:tab/><text:tab/></text:span></text:p>
            </text:list-item>
          </text:list>
        </text:list-item>
      </text:list>
      <text:list xml:id="list121944702197187" text:continue-list="list121944845671359" text:style-name="L1">
        <text:list-item>
          <text:p text:style-name="P27"><text:span text:style-name="Strong_20_Emphasis"><text:span text:style-name="T11">Deploy da aplicação</text:span></text:span></text:p>
          <text:list>
            <text:list-item>
              <text:p text:style-name="P27"><text:span text:style-name="Strong_20_Emphasis"><text:span text:style-name="T3">Transferir código</text:span></text:span><text:span text:style-name="T3"> via Git (recomendo) ou SFTP/rsync.</text:span></text:p>
            </text:list-item>
            <text:list-item>
              <text:p text:style-name="P52">Se usar CI/CD (GitHub Actions, GitLab CI, Jenkins…), automatize testes, lint e deploy.</text:p>
            </text:list-item>
          </text:list>
        </text:list-item>
        <text:list-item>
          <text:p text:style-name="P27"><text:span text:style-name="Strong_20_Emphasis"><text:span text:style-name="T11">Configuração de SSL/TLS</text:span></text:span></text:p>
          <text:list>
            <text:list-item>
              <text:p text:style-name="P30"><text:span text:style-name="T3">Usar </text:span><text:span text:style-name="Strong_20_Emphasis"><text:span text:style-name="T3">Let’s Encrypt</text:span></text:span><text:span text:style-name="T3"> (Certbot) para obter certificado gratuito:<text:line-break/></text:span><text:span text:style-name="Source_20_Text"><text:span text:style-name="T20">sudo</text:span></text:span><text:span text:style-name="Source_20_Text"><text:span text:style-name="T34"> </text:span></text:span><text:span text:style-name="Source_20_Text"><text:span text:style-name="T45">apt</text:span></text:span><text:span text:style-name="Source_20_Text"><text:span text:style-name="T34"> </text:span></text:span><text:span text:style-name="Source_20_Text"><text:span text:style-name="T45">install</text:span></text:span><text:span text:style-name="Source_20_Text"><text:span text:style-name="T34"> </text:span></text:span><text:span text:style-name="Source_20_Text"><text:span text:style-name="T45">certbot</text:span></text:span><text:span text:style-name="Source_20_Text"><text:span text:style-name="T34"> </text:span></text:span><text:span text:style-name="Source_20_Text"><text:span text:style-name="T45">python3-certbot-nginx</text:span></text:span><text:span text:style-name="Source_20_Text"><text:span text:style-name="T3"><text:line-break/></text:span></text:span><text:span text:style-name="Source_20_Text"><text:span text:style-name="T20">sudo</text:span></text:span><text:span text:style-name="Source_20_Text"><text:span text:style-name="T34"> </text:span></text:span><text:span text:style-name="Source_20_Text"><text:span text:style-name="T45">certbot</text:span></text:span><text:span text:style-name="Source_20_Text"><text:span text:style-name="T34"> </text:span></text:span><text:span text:style-name="Source_20_Text"><text:span text:style-name="T53">--nginx</text:span></text:span><text:span text:style-name="Source_20_Text"><text:span text:style-name="T34"> </text:span></text:span><text:span text:style-name="Source_20_Text"><text:span text:style-name="T53">-d</text:span></text:span><text:span text:style-name="Source_20_Text"><text:span text:style-name="T34"> </text:span></text:span><text:span text:style-name="Source_20_Text"><text:span text:style-name="T45">exemplo.com</text:span></text:span><text:span text:style-name="Source_20_Text"><text:span text:style-name="T34"> </text:span></text:span><text:span text:style-name="Source_20_Text"><text:span text:style-name="T53">-d</text:span></text:span><text:span text:style-name="Source_20_Text"><text:span text:style-name="T34"> </text:span></text:span><text:span text:style-name="Source_20_Text"><text:span text:style-name="T45">www.exemplo.com</text:span></text:span></text:p>
            </text:list-item>
            <text:list-item>
              <text:p text:style-name="P27"><text:span text:style-name="T3">Habilitar renovação automática </text:span><text:span text:style-name="T10">(as portas de rede 80 443 devem estar abertas)</text:span><text:span text:style-name="T3"><text:line-break/></text:span><text:span text:style-name="Source_20_Text"><text:span text:style-name="T20">certbot</text:span></text:span><text:span text:style-name="Source_20_Text"><text:span text:style-name="T34"> </text:span></text:span><text:span text:style-name="Source_20_Text"><text:span text:style-name="T45">renew</text:span></text:span><text:span text:style-name="Source_20_Text"><text:span text:style-name="T34"> –</text:span></text:span><text:span text:style-name="Source_20_Text"><text:span text:style-name="T53">dry-run</text:span></text:span></text:p>
            </text:list-item>
          </text:list>
        </text:list-item>
      </text:list>
      <text:list text:style-name="L10">
        <text:list-item>
          <text:list>
            <text:list-item>
              <text:p text:style-name="P38"><text:span text:style-name="Source_20_Text"><text:span text:style-name="T12">Forçar renovação</text:span></text:span><text:span text:style-name="Source_20_Text"><text:span text:style-name="T56"><text:line-break/></text:span></text:span><text:span text:style-name="Source_20_Text"><text:span text:style-name="T23">sudo</text:span></text:span><text:span text:style-name="Source_20_Text"><text:span text:style-name="T56"> </text:span></text:span><text:span text:style-name="Source_20_Text"><text:span text:style-name="T48">certbot</text:span></text:span><text:span text:style-name="Source_20_Text"><text:span text:style-name="T56"> renew --force-renewal</text:span></text:span></text:p>
            </text:list-item>
          </text:list>
        </text:list-item>
      </text:list>
      <text:list xml:id="list121943826387619" text:continue-list="list121944702197187" text:style-name="L1">
        <text:list-item>
          <text:p text:style-name="P27"><text:span text:style-name="Strong_20_Emphasis"><text:span text:style-name="T11">Logs, monitoramento e manutenção</text:span></text:span></text:p>
          <text:list>
            <text:list-item>
              <text:p text:style-name="P27"><text:span text:style-name="Strong_20_Emphasis"><text:span text:style-name="T3">Logrotate</text:span></text:span><text:span text:style-name="T3"> para girar logs de Apache/Nginx, PHP e da aplicação.</text:span></text:p>
            </text:list-item>
            <text:list-item>
              <text:p text:style-name="P52">Ferramentas de monitoramento (Prometheus + Grafana, Zabbix, Datadog).</text:p>
            </text:list-item>
            <text:list-item>
              <text:p text:style-name="P27"><text:span text:style-name="Strong_20_Emphasis"><text:span text:style-name="T3">Backups automáticos</text:span></text:span><text:span text:style-name="T3"> do banco de dados e do código, com armazenamento off-site.</text:span></text:p>
            </text:list-item>
            <text:list-item>
              <text:p text:style-name="P52">Auditoria de segurança e revisão periódica (updates, vulnerabilidades).</text:p>
            </text:list-item>
          </text:list>
        </text:list-item>
        <text:list-item>
          <text:p text:style-name="P27"><text:span text:style-name="Strong_20_Emphasis"><text:span text:style-name="T11">(Opcional) Hardening adicional</text:span></text:span></text:p>
          <text:list>
            <text:list-item>
              <text:p text:style-name="P27"><text:span text:style-name="Strong_20_Emphasis"><text:span text:style-name="T3">AppArmor</text:span></text:span><text:span text:style-name="T3"> ou </text:span><text:span text:style-name="Strong_20_Emphasis"><text:span text:style-name="T3">SELinux</text:span></text:span><text:span text:style-name="T3"> para confinamento dos processos.</text:span></text:p>
            </text:list-item>
            <text:list-item>
              <text:p text:style-name="P52">WAF (ModSecurity) para proteção de aplicações web.</text:p>
            </text:list-item>
            <text:list-item>
              <text:p text:style-name="P52">Scan de vulnerabilidades (OpenVAS, Nessus).</text:p>
            </text:list-item>
          </text:list>
        </text:list-item>
      </text:list>
      <text:p text:style-name="P2"/>
      <text:h text:style-name="P3" text:outline-level="1"><text:span text:style-name="Strong_20_Emphasis"><text:span text:style-name="T2">Facilitar acesso ao servidor remoto</text:span></text:span></text:h>
      <text:p text:style-name="P9">apt install openssh-client</text:p>
      <text:p text:style-name="P10"><text:span text:style-name="T51">ssh</text:span> <text:span text:style-name="T99">usuario</text:span><text:span text:style-name="T94">@</text:span>192.168.0.10</text:p>
      <text:list text:style-name="L11">
        <text:list-item>
          <text:p text:style-name="P39">visualização <text:span text:style-name="T100">rápida</text:span> d<text:span text:style-name="T100">e arquivo usando cat/tac</text:span>:<text:span text:style-name="T101"> </text:span><text:span text:style-name="T52">tac</text:span><text:span text:style-name="T33"> /var/log/apache2/error.log</text:span> </text:p>
        </text:list-item>
        <text:list-item>
          <text:p text:style-name="P40">O comando scp (Secure Copy) permite transferir arquivos entre sua máquina local e um servidor remoto de forma segura, via SSH:<text:line-break/><text:span text:style-name="T52">scp</text:span><text:span text:style-name="T33"> usuario</text:span><text:span text:style-name="T95">@</text:span><text:span text:style-name="T33">servidor:/caminho/do/arquivo /caminho/local</text:span></text:p>
        </text:list-item>
      </text:list>
      <text:h text:style-name="P4" text:outline-level="1"><text:span text:style-name="Strong_20_Emphasis"><text:span text:style-name="T2">OpenSSL</text:span></text:span></text:h>
      <text:p text:style-name="P5"><text:span text:style-name="Strong_20_Emphasis"><text:span text:style-name="T102">OpenSSL é uma biblioteca open source amplamente utilizada para implementar </text:span></text:span><text:span text:style-name="Strong_20_Emphasis"><text:span text:style-name="T103">criptografia</text:span></text:span><text:span text:style-name="Strong_20_Emphasis"><text:span text:style-name="T102"> e </text:span></text:span><text:span text:style-name="Strong_20_Emphasis"><text:span text:style-name="T103">protocolos de segurança</text:span></text:span><text:span text:style-name="Strong_20_Emphasis"><text:span text:style-name="T102">. Ela oferece uma ferramenta de linha de comando (</text:span></text:span><text:span text:style-name="Strong_20_Emphasis"><text:span text:style-name="T103">CLI</text:span></text:span><text:span text:style-name="Strong_20_Emphasis"><text:span text:style-name="T102">) com uma ampla gama de comandos para:</text:span></text:span></text:p>
      <text:list xml:id="list1392997170" text:style-name="L12">
        <text:list-item>
          <text:p text:style-name="P41"><text:span text:style-name="Strong_20_Emphasis"><text:span text:style-name="T61">Gerenciamento de chaves</text:span></text:span></text:p>
        </text:list-item>
      </text:list>
      <text:list text:style-name="L13">
        <text:list-item>
          <text:list>
            <text:list-item>
              <text:p text:style-name="P42"><text:span text:style-name="Strong_20_Emphasis"><text:span text:style-name="T104">Gerar chave privada RSA</text:span></text:span><text:span text:style-name="T58">: </text:span><text:span text:style-name="Source_20_Text"><text:span text:style-name="T28">openssl</text:span></text:span><text:span text:style-name="Source_20_Text"><text:span text:style-name="T40"> genpkey </text:span></text:span><text:span text:style-name="Source_20_Text"><text:span text:style-name="T111">-algorithm</text:span></text:span><text:span text:style-name="Source_20_Text"><text:span text:style-name="T40"> RSA </text:span></text:span><text:span text:style-name="Source_20_Text"><text:span text:style-name="T111">-out</text:span></text:span><text:span text:style-name="Source_20_Text"><text:span text:style-name="T40"> </text:span></text:span><text:span text:style-name="Source_20_Text"><text:span text:style-name="T29">nome-chave-privada</text:span></text:span><text:span text:style-name="Source_20_Text"><text:span text:style-name="T28">.pem</text:span></text:span></text:p>
            </text:list-item>
            <text:list-item>
              <text:p text:style-name="P42"><text:span text:style-name="Strong_20_Emphasis"><text:span text:style-name="T105">Extrair a</text:span></text:span><text:span text:style-name="Strong_20_Emphasis"><text:span text:style-name="T104"> chave pública d</text:span></text:span><text:span text:style-name="Strong_20_Emphasis"><text:span text:style-name="T105">e uma chave</text:span></text:span><text:span text:style-name="Strong_20_Emphasis"><text:span text:style-name="T104"> privada</text:span></text:span><text:span text:style-name="T58">: </text:span><text:span text:style-name="Source_20_Text"><text:span text:style-name="T28">openssl</text:span></text:span><text:span text:style-name="Source_20_Text"><text:span text:style-name="T40"> rsa </text:span></text:span><text:span text:style-name="Source_20_Text"><text:span text:style-name="T111">-in</text:span></text:span><text:span text:style-name="Source_20_Text"><text:span text:style-name="T40"> </text:span></text:span><text:span text:style-name="Source_20_Text"><text:span text:style-name="T29">nome-chave-privada</text:span></text:span><text:span text:style-name="Source_20_Text"><text:span text:style-name="T28">.pem</text:span></text:span><text:span text:style-name="Source_20_Text"><text:span text:style-name="T40"> </text:span></text:span><text:span text:style-name="Source_20_Text"><text:span text:style-name="T111">-pubout</text:span></text:span><text:span text:style-name="Source_20_Text"><text:span text:style-name="T40"> </text:span></text:span><text:span text:style-name="Source_20_Text"><text:span text:style-name="T111">-out</text:span></text:span><text:span text:style-name="Source_20_Text"><text:span text:style-name="T40"> </text:span></text:span><text:span text:style-name="Source_20_Text"><text:span text:style-name="T29">nome-chave-publica</text:span></text:span><text:span text:style-name="Source_20_Text"><text:span text:style-name="T28">.pem</text:span></text:span></text:p>
            </text:list-item>
            <text:list-item>
              <text:p text:style-name="P42"><text:span text:style-name="Strong_20_Emphasis"><text:span text:style-name="T106">Exibir o conteúdo de uma chave privada</text:span></text:span><text:span text:style-name="Strong_20_Emphasis"><text:span text:style-name="T61">: </text:span></text:span><text:span text:style-name="Source_20_Text"><text:span text:style-name="T30">openssl</text:span></text:span><text:span text:style-name="Source_20_Text"><text:span text:style-name="T41"> rsa </text:span></text:span><text:span text:style-name="Source_20_Text"><text:span text:style-name="T112">-in</text:span></text:span><text:span text:style-name="Source_20_Text"><text:span text:style-name="T41"> </text:span></text:span><text:span text:style-name="Source_20_Text"><text:span text:style-name="T30">nome-chave-privada.pem</text:span></text:span><text:span text:style-name="Source_20_Text"><text:span text:style-name="T41"> </text:span></text:span><text:span text:style-name="Source_20_Text"><text:span text:style-name="T112">-text</text:span></text:span></text:p>
            </text:list-item>
          </text:list>
        </text:list-item>
      </text:list>
      <text:list xml:id="list121944808333617" text:continue-list="list1392997170" text:style-name="L12">
        <text:list-item>
          <text:p text:style-name="P41"><text:span text:style-name="Strong_20_Emphasis"><text:span text:style-name="T58">Assinatura e verificação</text:span></text:span></text:p>
          <text:list>
            <text:list-item>
              <text:p text:style-name="P41"><text:span text:style-name="Strong_20_Emphasis"><text:span text:style-name="T104">Assinar um arquivo</text:span></text:span><text:span text:style-name="T58">: </text:span><text:span text:style-name="Source_20_Text"><text:span text:style-name="T28">openssl</text:span></text:span><text:span text:style-name="Source_20_Text"><text:span text:style-name="T40"> dgst </text:span></text:span><text:span text:style-name="Source_20_Text"><text:span text:style-name="T111">-sha256</text:span></text:span><text:span text:style-name="Source_20_Text"><text:span text:style-name="T40"> </text:span></text:span><text:span text:style-name="Source_20_Text"><text:span text:style-name="T111">-sign</text:span></text:span><text:span text:style-name="Source_20_Text"><text:span text:style-name="T40"> </text:span></text:span><text:span text:style-name="Source_20_Text"><text:span text:style-name="T28">chave-privada.pem</text:span></text:span><text:span text:style-name="Source_20_Text"><text:span text:style-name="T40"> </text:span></text:span><text:span text:style-name="Source_20_Text"><text:span text:style-name="T111">-out</text:span></text:span><text:span text:style-name="Source_20_Text"><text:span text:style-name="T40"> </text:span></text:span><text:span text:style-name="Source_20_Text"><text:span text:style-name="T28">assinatura.bin</text:span></text:span><text:span text:style-name="Source_20_Text"><text:span text:style-name="T40"> </text:span></text:span><text:span text:style-name="Source_20_Text"><text:span text:style-name="T28">testando-assinatura-arquivo.txt</text:span></text:span></text:p>
            </text:list-item>
            <text:list-item>
              <text:p text:style-name="P41"><text:span text:style-name="Strong_20_Emphasis"><text:span text:style-name="T104">Verificar uma assinatura: </text:span></text:span><text:span text:style-name="Source_20_Text"><text:span text:style-name="T30">openssl</text:span></text:span><text:span text:style-name="Source_20_Text"><text:span text:style-name="T41"> dgst </text:span></text:span><text:span text:style-name="Source_20_Text"><text:span text:style-name="T112">-sha256</text:span></text:span><text:span text:style-name="Source_20_Text"><text:span text:style-name="T41"> </text:span></text:span><text:span text:style-name="Source_20_Text"><text:span text:style-name="T112">-verify</text:span></text:span><text:span text:style-name="Source_20_Text"><text:span text:style-name="T41"> </text:span></text:span><text:span text:style-name="Source_20_Text"><text:span text:style-name="T31">chave-publica</text:span></text:span><text:span text:style-name="Source_20_Text"><text:span text:style-name="T30">.pem</text:span></text:span><text:span text:style-name="Source_20_Text"><text:span text:style-name="T41"> </text:span></text:span><text:span text:style-name="Source_20_Text"><text:span text:style-name="T112">-signature</text:span></text:span><text:span text:style-name="Source_20_Text"><text:span text:style-name="T41"> </text:span></text:span><text:span text:style-name="Source_20_Text"><text:span text:style-name="T30">assinatura.bin</text:span></text:span><text:span text:style-name="Source_20_Text"><text:span text:style-name="T41"> </text:span></text:span><text:span text:style-name="Source_20_Text"><text:span text:style-name="T30">testando-assinatura-arquivo.txt</text:span></text:span></text:p>
            </text:list-item>
          </text:list>
        </text:list-item>
        <text:list-item>
          <text:p text:style-name="P41"><text:span text:style-name="Strong_20_Emphasis"><text:span text:style-name="T58">Certificados Digitais (</text:span></text:span><text:span text:style-name="Strong_20_Emphasis"><text:span text:style-name="T62">padrão </text:span></text:span><text:span text:style-name="Strong_20_Emphasis"><text:span text:style-name="T58">X.509)</text:span></text:span></text:p>
        </text:list-item>
      </text:list>
      <text:list text:style-name="L14">
        <text:list-item>
          <text:list>
            <text:list-item>
              <text:p text:style-name="P43"><text:span text:style-name="Strong_20_Emphasis"><text:span text:style-name="T104">Gerar um certificado autofirmado sem CSR: </text:span></text:span><text:span text:style-name="Strong_20_Emphasis"><text:span text:style-name="T28">openssl</text:span></text:span><text:span text:style-name="Strong_20_Emphasis"><text:span text:style-name="T40"> req </text:span></text:span><text:span text:style-name="Strong_20_Emphasis"><text:span text:style-name="T111">-x509</text:span></text:span><text:span text:style-name="Strong_20_Emphasis"><text:span text:style-name="T40"> </text:span></text:span><text:span text:style-name="Strong_20_Emphasis"><text:span text:style-name="T111">-nodes</text:span></text:span><text:span text:style-name="Strong_20_Emphasis"><text:span text:style-name="T40"> </text:span></text:span><text:span text:style-name="Strong_20_Emphasis"><text:span text:style-name="T111">-days</text:span></text:span><text:span text:style-name="Strong_20_Emphasis"><text:span text:style-name="T40"> </text:span></text:span><text:span text:style-name="Strong_20_Emphasis"><text:span text:style-name="T92">365</text:span></text:span><text:span text:style-name="Strong_20_Emphasis"><text:span text:style-name="T40"> </text:span></text:span><text:span text:style-name="Strong_20_Emphasis"><text:span text:style-name="T111">-newkey</text:span></text:span><text:span text:style-name="Strong_20_Emphasis"><text:span text:style-name="T40"> </text:span></text:span><text:span text:style-name="Strong_20_Emphasis"><text:span text:style-name="T28">rsa:2048</text:span></text:span><text:span text:style-name="Strong_20_Emphasis"><text:span text:style-name="T40"> </text:span></text:span><text:span text:style-name="Strong_20_Emphasis"><text:span text:style-name="T111">-keyout</text:span></text:span><text:span text:style-name="Strong_20_Emphasis"><text:span text:style-name="T40"> </text:span></text:span><text:span text:style-name="Strong_20_Emphasis"><text:span text:style-name="T28">nome-chave-privada.pem</text:span></text:span><text:span text:style-name="Strong_20_Emphasis"><text:span text:style-name="T40"> </text:span></text:span><text:span text:style-name="Strong_20_Emphasis"><text:span text:style-name="T111">-out</text:span></text:span><text:span text:style-name="Strong_20_Emphasis"><text:span text:style-name="T40"> </text:span></text:span><text:span text:style-name="Strong_20_Emphasis"><text:span text:style-name="T28">nome-certificado.pem</text:span></text:span></text:p>
            </text:list-item>
            <text:list-item>
              <text:p text:style-name="P43"><text:span text:style-name="Strong_20_Emphasis"><text:span text:style-name="T104">Gerar um</text:span></text:span><text:span text:style-name="Strong_20_Emphasis"><text:span text:style-name="T107">a</text:span></text:span><text:span text:style-name="Strong_20_Emphasis"><text:span text:style-name="T104"> CSR (Certificate Signing Request): </text:span></text:span><text:span text:style-name="Source_20_Text"><text:span text:style-name="T28">openssl</text:span></text:span><text:span text:style-name="Source_20_Text"><text:span text:style-name="T40"> req </text:span></text:span><text:span text:style-name="Source_20_Text"><text:span text:style-name="T111">-new</text:span></text:span><text:span text:style-name="Source_20_Text"><text:span text:style-name="T40"> </text:span></text:span><text:span text:style-name="Source_20_Text"><text:span text:style-name="T111">-key</text:span></text:span><text:span text:style-name="Source_20_Text"><text:span text:style-name="T40"> </text:span></text:span><text:span text:style-name="Source_20_Text"><text:span text:style-name="T28">nome-chave-privada.pem</text:span></text:span><text:span text:style-name="Source_20_Text"><text:span text:style-name="T40"> </text:span></text:span><text:span text:style-name="Source_20_Text"><text:span text:style-name="T111">-out</text:span></text:span><text:span text:style-name="Source_20_Text"><text:span text:style-name="T40"> </text:span></text:span><text:span text:style-name="Source_20_Text"><text:span text:style-name="T28">request-certificate-empresaXYZ.csr</text:span></text:span></text:p>
            </text:list-item>
            <text:list-item>
              <text:p text:style-name="P43"><text:span text:style-name="Strong_20_Emphasis"><text:span text:style-name="T104">Gerar um certificado autofirmado </text:span></text:span><text:span text:style-name="Strong_20_Emphasis"><text:span text:style-name="T107">com</text:span></text:span><text:span text:style-name="Strong_20_Emphasis"><text:span text:style-name="T104"> CSR: </text:span></text:span><text:span text:style-name="Source_20_Text"><text:span text:style-name="T28">openssl</text:span></text:span><text:span text:style-name="Source_20_Text"><text:span text:style-name="T40"> req </text:span></text:span><text:span text:style-name="Source_20_Text"><text:span text:style-name="T111">-x509</text:span></text:span><text:span text:style-name="Source_20_Text"><text:span text:style-name="T40"> </text:span></text:span><text:span text:style-name="Source_20_Text"><text:span text:style-name="T111">-days</text:span></text:span><text:span text:style-name="Source_20_Text"><text:span text:style-name="T40"> </text:span></text:span><text:span text:style-name="Source_20_Text"><text:span text:style-name="T92">365</text:span></text:span><text:span text:style-name="Source_20_Text"><text:span text:style-name="T40"> </text:span></text:span><text:span text:style-name="Source_20_Text"><text:span text:style-name="T111">-key</text:span></text:span><text:span text:style-name="Source_20_Text"><text:span text:style-name="T40"> </text:span></text:span><text:span text:style-name="Source_20_Text"><text:span text:style-name="T28">nome-chave-privada.pem</text:span></text:span><text:span text:style-name="Source_20_Text"><text:span text:style-name="T40"> </text:span></text:span><text:span text:style-name="Source_20_Text"><text:span text:style-name="T111">-in</text:span></text:span><text:span text:style-name="Source_20_Text"><text:span text:style-name="T40"> </text:span></text:span><text:span text:style-name="Source_20_Text"><text:span text:style-name="T28">request-certificate-empresaXYZ.csr</text:span></text:span><text:span text:style-name="Source_20_Text"><text:span text:style-name="T40"> </text:span></text:span><text:span text:style-name="Source_20_Text"><text:span text:style-name="T111">-out</text:span></text:span><text:span text:style-name="Source_20_Text"><text:span text:style-name="T40"> </text:span></text:span><text:span text:style-name="Source_20_Text"><text:span text:style-name="T28">nome-certificado-requested.pem</text:span></text:span></text:p>
            </text:list-item>
          </text:list>
        </text:list-item>
      </text:list>
      <text:list text:style-name="L15">
        <text:list-item>
          <text:list>
            <text:list-item>
              <text:p text:style-name="P44"><text:span text:style-name="Strong_20_Emphasis"><text:span text:style-name="T104">Exibir o conteúdo de um certificado</text:span></text:span><text:span text:style-name="T58">: </text:span><text:span text:style-name="Source_20_Text"><text:span text:style-name="T28">openssl</text:span></text:span><text:span text:style-name="Source_20_Text"><text:span text:style-name="T40"> x509 </text:span></text:span><text:span text:style-name="Source_20_Text"><text:span text:style-name="T111">-in</text:span></text:span><text:span text:style-name="Source_20_Text"><text:span text:style-name="T40"> </text:span></text:span><text:span text:style-name="Strong_20_Emphasis"><text:span text:style-name="T28">nome-certificado</text:span></text:span><text:span text:style-name="Source_20_Text"><text:span text:style-name="T28">.pem</text:span></text:span><text:span text:style-name="Source_20_Text"><text:span text:style-name="T40"> </text:span></text:span><text:span text:style-name="Source_20_Text"><text:span text:style-name="T111">-text</text:span></text:span></text:p>
            </text:list-item>
          </text:list>
        </text:list-item>
      </text:list>
      <text:list xml:id="list121944594769586" text:continue-list="list121944808333617" text:style-name="L12">
        <text:list-item>
          <text:p text:style-name="P41"><text:span text:style-name="Strong_20_Emphasis"><text:span text:style-name="T58">Conversão de formatos de certificado</text:span></text:span></text:p>
        </text:list-item>
      </text:list>
      <text:list text:style-name="L16">
        <text:list-item>
          <text:list>
            <text:list-item>
              <text:p text:style-name="P45"><text:span text:style-name="Strong_20_Emphasis"><text:span text:style-name="T108">Converter de PFX para PEM: </text:span></text:span><text:span text:style-name="Source_20_Text"><text:span text:style-name="T28">openssl </text:span></text:span><text:span text:style-name="Source_20_Text"><text:span text:style-name="T40">pkcs12</text:span></text:span><text:span text:style-name="Source_20_Text"><text:span text:style-name="T28"> </text:span></text:span><text:span text:style-name="Source_20_Text"><text:span text:style-name="T111">-in</text:span></text:span><text:span text:style-name="Source_20_Text"><text:span text:style-name="T28"> certificadoSemae.pfx </text:span></text:span><text:span text:style-name="Source_20_Text"><text:span text:style-name="T111">-out</text:span></text:span><text:span text:style-name="Source_20_Text"><text:span text:style-name="T28"> certificadoSemae.pem </text:span></text:span><text:span text:style-name="Source_20_Text"><text:span text:style-name="T111">-nodes</text:span></text:span></text:p>
            </text:list-item>
            <text:list-item>
              <text:p text:style-name="P45"><text:span text:style-name="Strong_20_Emphasis"><text:span text:style-name="T104">Converter de PEM para DER</text:span></text:span><text:span text:style-name="T58">: </text:span><text:span text:style-name="Source_20_Text"><text:span text:style-name="T28">openssl</text:span></text:span><text:span text:style-name="Source_20_Text"><text:span text:style-name="T40"> x509 </text:span></text:span><text:span text:style-name="Source_20_Text"><text:span text:style-name="T111">-in</text:span></text:span><text:span text:style-name="Source_20_Text"><text:span text:style-name="T40"> </text:span></text:span><text:span text:style-name="Source_20_Text"><text:span text:style-name="T28">nome-certificado.pem</text:span></text:span><text:span text:style-name="Source_20_Text"><text:span text:style-name="T40"> </text:span></text:span><text:span text:style-name="Source_20_Text"><text:span text:style-name="T111">-outform</text:span></text:span><text:span text:style-name="Source_20_Text"><text:span text:style-name="T40"> der </text:span></text:span><text:span text:style-name="Source_20_Text"><text:span text:style-name="T111">-out</text:span></text:span><text:span text:style-name="Source_20_Text"><text:span text:style-name="T40"> </text:span></text:span><text:span text:style-name="Source_20_Text"><text:span text:style-name="T28">nome-certificado.der</text:span></text:span></text:p>
            </text:list-item>
          </text:list>
        </text:list-item>
      </text:list>
      <text:list xml:id="list121944973573031" text:continue-list="list121944594769586" text:style-name="L12">
        <text:list-item>
          <text:p text:style-name="P41"><text:soft-page-break/><text:span text:style-name="Strong_20_Emphasis"><text:span text:style-name="T58">Criptografia e descriptografia</text:span></text:span></text:p>
        </text:list-item>
      </text:list>
      <text:list text:style-name="L17">
        <text:list-item>
          <text:list>
            <text:list-item>
              <text:p text:style-name="P46"><text:span text:style-name="Strong_20_Emphasis"><text:span text:style-name="T104">Criptografar um arquivo usando senha</text:span></text:span><text:span text:style-name="T58">: </text:span><text:span text:style-name="Source_20_Text"><text:span text:style-name="T28">openssl</text:span></text:span><text:span text:style-name="Source_20_Text"><text:span text:style-name="T40"> enc </text:span></text:span><text:span text:style-name="Source_20_Text"><text:span text:style-name="T111">-aes-256-cbc</text:span></text:span><text:span text:style-name="Source_20_Text"><text:span text:style-name="T40"> </text:span></text:span><text:span text:style-name="Source_20_Text"><text:span text:style-name="T111">-salt</text:span></text:span><text:span text:style-name="Source_20_Text"><text:span text:style-name="T40"> </text:span></text:span><text:span text:style-name="Source_20_Text"><text:span text:style-name="T111">-pbkdf2</text:span></text:span><text:span text:style-name="Source_20_Text"><text:span text:style-name="T40"> </text:span></text:span><text:span text:style-name="Source_20_Text"><text:span text:style-name="T111">-in</text:span></text:span><text:span text:style-name="Source_20_Text"><text:span text:style-name="T40"> </text:span></text:span><text:span text:style-name="Source_20_Text"><text:span text:style-name="T28">arquivo-base-para-criptografar.txt</text:span></text:span><text:span text:style-name="Source_20_Text"><text:span text:style-name="T40"> </text:span></text:span><text:span text:style-name="Source_20_Text"><text:span text:style-name="T111">-out</text:span></text:span><text:span text:style-name="Source_20_Text"><text:span text:style-name="T40"> </text:span></text:span><text:span text:style-name="Source_20_Text"><text:span text:style-name="T28">arquivo-criptografado.enc</text:span></text:span></text:p>
            </text:list-item>
            <text:list-item>
              <text:p text:style-name="P46"><text:span text:style-name="Strong_20_Emphasis"><text:span text:style-name="T104">Descriptografar o arquivo</text:span></text:span><text:span text:style-name="T58">: </text:span><text:span text:style-name="Source_20_Text"><text:span text:style-name="T28">openssl</text:span></text:span><text:span text:style-name="Source_20_Text"><text:span text:style-name="T40"> enc </text:span></text:span><text:span text:style-name="Source_20_Text"><text:span text:style-name="T111">-d</text:span></text:span><text:span text:style-name="Source_20_Text"><text:span text:style-name="T40"> </text:span></text:span><text:span text:style-name="Source_20_Text"><text:span text:style-name="T111">-aes-256-cbc</text:span></text:span><text:span text:style-name="Source_20_Text"><text:span text:style-name="T40"> </text:span></text:span><text:span text:style-name="Source_20_Text"><text:span text:style-name="T111">-salt</text:span></text:span><text:span text:style-name="Source_20_Text"><text:span text:style-name="T40"> </text:span></text:span><text:span text:style-name="Source_20_Text"><text:span text:style-name="T111">-pbkdf2</text:span></text:span><text:span text:style-name="Source_20_Text"><text:span text:style-name="T40"> </text:span></text:span><text:span text:style-name="Source_20_Text"><text:span text:style-name="T111">-in</text:span></text:span><text:span text:style-name="Source_20_Text"><text:span text:style-name="T40"> </text:span></text:span><text:span text:style-name="Source_20_Text"><text:span text:style-name="T28">arquivo-criptografado</text:span></text:span><text:span text:style-name="Source_20_Text"><text:span text:style-name="T115">.enc</text:span></text:span><text:span text:style-name="Source_20_Text"><text:span text:style-name="T40"> </text:span></text:span><text:span text:style-name="Source_20_Text"><text:span text:style-name="T111">-out</text:span></text:span><text:span text:style-name="Source_20_Text"><text:span text:style-name="T40"> </text:span></text:span><text:span text:style-name="Source_20_Text"><text:span text:style-name="T28">arquivo-descriptografado</text:span></text:span><text:span text:style-name="Source_20_Text"><text:span text:style-name="T115">.txt</text:span></text:span></text:p>
            </text:list-item>
          </text:list>
        </text:list-item>
      </text:list>
      <text:list xml:id="list121944845362126" text:continue-list="list121944973573031" text:style-name="L12">
        <text:list-item>
          <text:p text:style-name="P41"><text:span text:style-name="Strong_20_Emphasis"><text:span text:style-name="T58">Testes e depuração de conexões HTTPS</text:span></text:span></text:p>
        </text:list-item>
      </text:list>
      <text:list text:style-name="L18">
        <text:list-item>
          <text:list>
            <text:list-item>
              <text:p text:style-name="P47"><text:span text:style-name="Strong_20_Emphasis"><text:span text:style-name="T104">Testar uma conexão TLS em um servidor </text:span></text:span><text:span text:style-name="Strong_20_Emphasis"><text:span text:style-name="T109">e Exibir informações detalhadas de um certificado de forma legível</text:span></text:span><text:span text:style-name="T58">:</text:span><text:span text:style-name="T116"> </text:span><text:span text:style-name="Source_20_Text"><text:span text:style-name="T26">openssl</text:span></text:span><text:span text:style-name="Source_20_Text"><text:span text:style-name="T39"> s_client </text:span></text:span><text:span text:style-name="Source_20_Text"><text:span text:style-name="T114">-connect</text:span></text:span><text:span text:style-name="Source_20_Text"><text:span text:style-name="T39"> </text:span></text:span><text:span text:style-name="Source_20_Text"><text:span text:style-name="T27">dominio.com.</text:span></text:span><text:span text:style-name="Source_20_Text"><text:span text:style-name="T26">br:443</text:span></text:span><text:span text:style-name="Source_20_Text"><text:span text:style-name="T39"> </text:span></text:span><text:span text:style-name="Source_20_Text"><text:span text:style-name="T96">|</text:span></text:span><text:span text:style-name="Source_20_Text"><text:span text:style-name="T39"> </text:span></text:span><text:span text:style-name="Source_20_Text"><text:span text:style-name="T26">openssl</text:span></text:span><text:span text:style-name="Source_20_Text"><text:span text:style-name="T39"> x509 </text:span></text:span><text:span text:style-name="Source_20_Text"><text:span text:style-name="T114">-text</text:span></text:span><text:span text:style-name="Source_20_Text"><text:span text:style-name="T39"> </text:span></text:span><text:span text:style-name="Source_20_Text"><text:span text:style-name="T114">-noout</text:span></text:span></text:p>
            </text:list-item>
          </text:list>
        </text:list-item>
      </text:list>
      <text:list xml:id="list121945613294436" text:continue-list="list121944845362126" text:style-name="L12">
        <text:list-item>
          <text:p text:style-name="P41"><text:span text:style-name="Strong_20_Emphasis"><text:span text:style-name="T58">Geração de números aleatórios</text:span></text:span></text:p>
        </text:list-item>
      </text:list>
      <text:list text:style-name="L19">
        <text:list-item>
          <text:list>
            <text:list-item>
              <text:p text:style-name="P48"><text:span text:style-name="Strong_20_Emphasis"><text:span text:style-name="T104">Gerar bytes aleatórios para testes</text:span></text:span><text:span text:style-name="T58">: </text:span><text:span text:style-name="Source_20_Text"><text:span text:style-name="T28">openssl</text:span></text:span><text:span text:style-name="Source_20_Text"><text:span text:style-name="T40"> rand </text:span></text:span><text:span text:style-name="Source_20_Text"><text:span text:style-name="T111">-hex </text:span></text:span><text:span text:style-name="Source_20_Text"><text:span text:style-name="T113">6</text:span></text:span></text:p>
            </text:list-item>
          </text:list>
        </text:list-item>
      </text:list>
      <text:h text:style-name="P4" text:outline-level="1"><text:span text:style-name="Strong_20_Emphasis"><text:span text:style-name="T2">Regedit</text:span></text:span></text:h>
      <text:p text:style-name="P11"><text:span text:style-name="T63">Regedit</text:span><text:span text:style-name="T58"> é uma interface gráfica </text:span><text:span text:style-name="T65">para interagir com o </text:span><text:span text:style-name="Strong_20_Emphasis"><text:span text:style-name="T58">Registro do Windows</text:span></text:span><text:span text:style-name="T58"> </text:span><text:span text:style-name="T65">que, por sua vez, é</text:span><text:span text:style-name="T58"> uma base de dados hierárquica onde o sistema armazena configurações e informações importantes para </text:span><text:span text:style-name="T65">o</text:span><text:span text:style-name="T58"> próprio sistema operacional; Drivers de dispositivos; Aplica</text:span><text:span text:style-name="T66">tivos instalados; Perfis de usuário.</text:span></text:p>
      <text:p text:style-name="P11"><text:span text:style-name="T67">O Regedit serve para </text:span><text:span text:style-name="Strong_20_Emphasis"><text:span text:style-name="T66">Corrigir erros ou comportamentos do sistema</text:span></text:span><text:span text:style-name="T66">; </text:span><text:span text:style-name="Strong_20_Emphasis"><text:span text:style-name="T66">Ativar/desativar funcionalidades ocultas</text:span></text:span><text:span text:style-name="T66"> do Windows; </text:span><text:span text:style-name="Strong_20_Emphasis"><text:span text:style-name="T66">Alterar configurações de programas</text:span></text:span><text:span text:style-name="T66"> que não têm interface gráfica para isso; </text:span><text:span text:style-name="Strong_20_Emphasis"><text:span text:style-name="T66">Fazer </text:span></text:span><text:span text:style-name="Emphasis"><text:span text:style-name="T68">a</text:span></text:span><text:span text:style-name="Emphasis"><text:span text:style-name="T69">justes</text:span></text:span><text:span text:style-name="Strong_20_Emphasis"><text:span text:style-name="T66"> de performance ou aparência</text:span></text:span><text:span text:style-name="T66">.</text:span></text:p>
      <text:h text:style-name="P4" text:outline-level="1"><text:span text:style-name="Strong_20_Emphasis"><text:span text:style-name="T2">Sistema de arquivos</text:span></text:span></text:h>
      <text:p text:style-name="P6"><text:span text:style-name="Strong_20_Emphasis"><text:span text:style-name="T71">File System</text:span></text:span><text:span text:style-name="T58"> é o componente do sistema operacional responsável pelo </text:span><text:span text:style-name="Strong_20_Emphasis"><text:span text:style-name="T58">gerenciamento dos arquivos</text:span></text:span><text:span text:style-name="T58">, abrangendo desde a organização lógica e hierárquica até a forma de acesso, proteção e recuperação dos dados armazenados em dispositivos </text:span><text:span text:style-name="T71">como HDs</text:span><text:span text:style-name="T58">, SSDs, pendrives etc.<text:line-break/></text:span>Em termos técnicos, é um <text:span text:style-name="Strong_20_Emphasis">conjunto de estruturas abstratas de dados</text:span> que permite ao sistema operacional controlar como os dados são armazenados e recuperados.<text:line-break/><text:span text:style-name="T124">Em termos simples, </text:span><text:span text:style-name="T72">é </text:span><text:span text:style-name="T73">como </text:span><text:span text:style-name="T72">um </text:span><text:span text:style-name="T64">mapa</text:span><text:span text:style-name="T72"> de utilização do disco. Graças a isto, o SO sabe onde determinado arquivo está.</text:span></text:p>
      <text:p text:style-name="P6"><text:span text:style-name="Strong_20_Emphasis">O que é um arquivo?<text:line-break/></text:span>Um <text:span text:style-name="Strong_20_Emphasis">arquivo</text:span> é uma unidade lógica de armazenamento, que contém dados com algum significado para o sistema ou para o usuário (ex: texto, imagem, áudio, executável).<text:line-break/>Todo arquivo possui: <text:span text:style-name="Strong_20_Emphasis">Nome</text:span> (referência do usuário); <text:span text:style-name="Strong_20_Emphasis">Atributos</text:span> (tipo, tamanho, permissões, datas de criação/modificação/acesso); <text:span text:style-name="Strong_20_Emphasis">Conteúdo</text:span></text:p>
      <text:p text:style-name="P6"><text:span text:style-name="Strong_20_Emphasis">Principais Sistemas de Arquivos:</text:span></text:p>
      <text:list text:style-name="L20">
        <text:list-item>
          <text:p text:style-name="P13"><text:span text:style-name="Strong_20_Emphasis"><text:span text:style-name="T73">FAT16 (File Allocation Table 16)</text:span></text:span><text:span text:style-name="T73">:</text:span></text:p>
          <text:list>
            <text:list-item>
              <text:p text:style-name="P17"><text:span text:style-name="T125">Muito antigo </text:span><text:span text:style-name="T126">porém c</text:span><text:span text:style-name="T125">ompatível</text:span> <text:span text:style-name="T125">com</text:span> todos os S<text:span text:style-name="T125">O</text:span>s;</text:p>
            </text:list-item>
            <text:list-item>
              <text:p text:style-name="P49"><text:span text:style-name="Strong_20_Emphasis">Limite de partição: 2 GB</text:span></text:p>
            </text:list-item>
            <text:list-item>
              <text:p text:style-name="P18">Capacidade de nomear os arquivos <text:span text:style-name="T126">ao limite de </text:span>8 caracteres + extensão;</text:p>
            </text:list-item>
            <text:list-item>
              <text:p text:style-name="P14"><text:span text:style-name="T73">Alta fragmentação e desperdício de espaço pois utiliza cluster de até 64KB então se um arquivo </text:span><text:span text:style-name="T74">for maior que 6</text:span><text:span text:style-name="T73">4 KB, ocupará mais de 1 cluster do disco e os KB restantes serão alocados, apesar de ficarem fisicamente vazios no cluster.</text:span></text:p>
            </text:list-item>
            <text:list-item>
              <text:p text:style-name="P14">Sem suporte a permissões, criptografia ou journaling.</text:p>
            </text:list-item>
          </text:list>
        </text:list-item>
        <text:list-item>
          <text:p text:style-name="P17"><text:span text:style-name="T127">FAT32</text:span>: </text:p>
          <text:list>
            <text:list-item>
              <text:p text:style-name="P49">Evolução do FAT16, mais eficiente.</text:p>
            </text:list-item>
            <text:list-item>
              <text:p text:style-name="P49"><text:soft-page-break/>Suporta <text:span text:style-name="Strong_20_Emphasis">partições até 2 TB</text:span> e <text:span text:style-name="Strong_20_Emphasis">arquivos até 4 GB</text:span>.</text:p>
            </text:list-item>
            <text:list-item>
              <text:p text:style-name="P49">Ainda amplamente compatível com diversos sistemas e dispositivos.</text:p>
            </text:list-item>
            <text:list-item>
              <text:p text:style-name="P49"><text:span text:style-name="Strong_20_Emphasis">Sem suporte a recursos avançados</text:span> (segurança, compressão, logs).</text:p>
            </text:list-item>
            <text:list-item>
              <text:p text:style-name="P49">Desempenho inferior ao NTFS (mais lento).</text:p>
            </text:list-item>
          </text:list>
        </text:list-item>
        <text:list-item>
          <text:p text:style-name="P50"><text:span text:style-name="Strong_20_Emphasis">exFAT (Extended File Allocation Table):</text:span></text:p>
          <text:list>
            <text:list-item>
              <text:p text:style-name="P50">Desenvolvido pela Microsoft (2006), otimizado para dispositivos flash <text:span text:style-name="T126">(portáteis como por exemplo pendrives, cartões Sds, SSDs) </text:span><text:span text:style-name="T75">pois obtém </text:span><text:span text:style-name="T76">melhores</text:span><text:span text:style-name="T77"> velocidades de leitura/gravação.</text:span></text:p>
            </text:list-item>
            <text:list-item>
              <text:p text:style-name="P50">Suporta <text:span text:style-name="Strong_20_Emphasis">arquivos maiores que 4 GB</text:span> e <text:span text:style-name="Strong_20_Emphasis">grandes volumes</text:span>.</text:p>
            </text:list-item>
            <text:list-item>
              <text:p text:style-name="P50"><text:span text:style-name="Strong_20_Emphasis">Compatível com Windows e, parcialmente, com Linux/macOS</text:span> (com drivers).</text:p>
            </text:list-item>
            <text:list-item>
              <text:p text:style-name="P50">Sem recursos de segurança ou journaling.</text:p>
            </text:list-item>
          </text:list>
        </text:list-item>
        <text:list-item>
          <text:p text:style-name="P25"><text:span text:style-name="T63">NTFS </text:span><text:span text:style-name="Strong_20_Emphasis"><text:span text:style-name="T78">(New Technology File System):</text:span></text:span></text:p>
          <text:list>
            <text:list-item>
              <text:p text:style-name="P19">Padrão moderno do Windows (desde o Windows NT), <text:span text:style-name="T129">sucessor do FAT32</text:span>.</text:p>
            </text:list-item>
            <text:list-item>
              <text:p text:style-name="P19"><text:span text:style-name="T127">Compatível apenas no Windows</text:span> (é somente leitura para Mac e Linux). <text:span text:style-name="T130">Portanto, é r</text:span><text:span text:style-name="T131">ecomendado para ser um disco interno de um sistema Windows,</text:span></text:p>
            </text:list-item>
            <text:list-item>
              <text:p text:style-name="P20"><text:span text:style-name="Strong_20_Emphasis"><text:span text:style-name="T131">Não recomendado para mídias removíveis</text:span></text:span><text:span text:style-name="T131"> pois, </text:span><text:span text:style-name="T132">c</text:span><text:span text:style-name="T131">aso seja usado em mídias, podem se corromper mais facilmente;</text:span></text:p>
            </text:list-item>
            <text:list-item>
              <text:p text:style-name="P23">Menos fragmentação; Melhor desempenho;</text:p>
            </text:list-item>
            <text:list-item>
              <text:p text:style-name="P21">Tem suporte a criptografia, indexação e compactação;</text:p>
            </text:list-item>
            <text:list-item>
              <text:p text:style-name="P24">Suporta redundância de dados, isto é, replicação, como o que é feito por sistemas RAID, por exemplo.</text:p>
            </text:list-item>
            <text:list-item>
              <text:p text:style-name="P15"><text:span text:style-name="T76">Suporta </text:span><text:span text:style-name="Strong_20_Emphasis"><text:span text:style-name="T76">Journaling</text:span></text:span><text:span text:style-name="T76"> via MFT (Master File Table). </text:span><text:span text:style-name="T79">Mais seguro pois, e</text:span><text:span text:style-name="T73">m caso de falhas, como o desligamento repentino do computador, o NTFS é capaz de reverter os dados à condição anterior ao incidente. </text:span><text:span text:style-name="T58">Isso é possível, em parte, porque, durante o processo de boot, o sistema operacional consulta um arquivo de log que registra todas as operações efetuadas e entra em ação ao identificar nele os pontos problemáticos. </text:span><text:span text:style-name="T80">Ele u</text:span><text:span text:style-name="T58">tiliza a tabela MFT (Master File Table) para registrar a utilização de cada cluster de um disco.</text:span></text:p>
            </text:list-item>
          </text:list>
        </text:list-item>
        <text:list-item>
          <text:p text:style-name="P22"><text:span text:style-name="T128">EXT</text:span><text:span text:style-name="T133">, </text:span><text:span text:style-name="T128">EXT2</text:span><text:span text:style-name="T133">, </text:span><text:span text:style-name="T128">EXT3</text:span><text:span text:style-name="T133">, </text:span><text:span text:style-name="T128">EXT4</text:span><text:span text:style-name="T133">:</text:span></text:p>
          <text:list>
            <text:list-item>
              <text:p text:style-name="P20"><text:span text:style-name="T129">S</text:span><text:span text:style-name="T134">ão nativos do Linux </text:span><text:span text:style-name="T135">e compatíveis somente nele</text:span><text:span text:style-name="T134">. Foram </text:span><text:span text:style-name="T133">projetados </text:span><text:span text:style-name="T134">para</text:span><text:span text:style-name="T125"> </text:span><text:span text:style-name="T134">promover</text:span><text:span text:style-name="T125"> </text:span>um sistema que respeita<text:span text:style-name="T135">s</text:span> a semântica UNIX (permissões, links simbólicos, etc). <text:span text:style-name="T129">Portanto, n</text:span><text:span text:style-name="T136">ão é c</text:span>ompatível com o Windows, Mac ou a maioria dos dispositivos de hardware</text:p>
            </text:list-item>
            <text:list-item>
              <text:p text:style-name="P16"><text:span text:style-name="T58">Possui um recurso de alta recuperabilidade chamado </text:span><text:span text:style-name="T70">j</text:span><text:span text:style-name="Emphasis"><text:span text:style-name="T70">ournaling</text:span></text:span><text:span text:style-name="T58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3" text:outline-level="1"><text:span text:style-name="Strong_20_Emphasis"><text:span text:style-name="T2">Compactando e descompactando arquivos com o tar</text:span></text:span></text:h>
      <text:p text:style-name="P5"><text:span text:style-name="T116">Quando nos deparamos com arquivos do tipo </text:span><text:span text:style-name="Source_20_Text"><text:span text:style-name="T81">.tar.gz</text:span></text:span><text:span text:style-name="T116">, significa que dois processos ocorreram. O primeiro é o </text:span><text:span text:style-name="Strong_20_Emphasis"><text:span text:style-name="T116">empacotamento </text:span></text:span><text:span text:style-name="T116">dos arquivos no formato </text:span><text:span text:style-name="Source_20_Text"><text:span text:style-name="T81">.tar</text:span></text:span><text:span text:style-name="T116">. O segundo processo é a </text:span><text:span text:style-name="Strong_20_Emphasis"><text:span text:style-name="T116">compactação </text:span></text:span><text:span text:style-name="T116">no formato </text:span><text:span text:style-name="Strong_20_Emphasis"><text:span text:style-name="T110">gzip</text:span></text:span><text:span text:style-name="T116">.</text:span></text:p>
      <text:p text:style-name="P5"><text:span text:style-name="T116">O </text:span><text:span text:style-name="Source_20_Text"><text:span text:style-name="T81">tar</text:span></text:span><text:span text:style-name="Source_20_Text"><text:span text:style-name="T116"> </text:span></text:span><text:span text:style-name="T116">apenas une todos os arquivos em um só. Mas o </text:span><text:span text:style-name="Source_20_Text"><text:span text:style-name="T81">tar</text:span></text:span><text:span text:style-name="Source_20_Text"><text:span text:style-name="T116"> </text:span></text:span><text:span text:style-name="T116">não aplica algoritmos de compactação para que o arquivo resultante fique menor. Para isso utilizamos um outro formato, como o </text:span><text:span text:style-name="Source_20_Text"><text:span text:style-name="T81">gzip</text:span></text:span><text:span text:style-name="T116">.</text:span></text:p>
      <text:p text:style-name="P5"><text:span text:style-name="T116">A vantagem é que o </text:span><text:span text:style-name="Source_20_Text"><text:span text:style-name="T81">tar</text:span></text:span><text:span text:style-name="Source_20_Text"><text:span text:style-name="T116"> </text:span></text:span><text:span text:style-name="T116">consegue manter as permissões dos arquivos, bem como links diretos e simbólicos, sendo interessante, por exemplo, para realizar </text:span><text:span text:style-name="Strong_20_Emphasis"><text:span text:style-name="T116">backups</text:span></text:span><text:span text:style-name="T116">.</text:span></text:p>
      <text:p text:style-name="P7"><text:span text:style-name="T116">Utilizamos o comando </text:span><text:span text:style-name="Source_20_Text"><text:span text:style-name="T81">tar</text:span></text:span><text:span text:style-name="Source_20_Text"><text:span text:style-name="T116"> </text:span></text:span><text:span text:style-name="T116">para realizar as compactações. </text:span><text:span text:style-name="T117">Por exemplo, a</text:span><text:span text:style-name="T116"> compactação do diretório </text:span><text:span text:style-name="Source_20_Text"><text:span text:style-name="T81">Projetos/</text:span></text:span><text:span text:style-name="Source_20_Text"><text:span text:style-name="T116"> </text:span></text:span><text:span text:style-name="T116">ficaria da seguinte forma: </text:span><text:span text:style-name="Source_20_Text"><text:span text:style-name="T84">tar -czf projetos.tar.gz Projetos/</text:span></text:span><text:span text:style-name="Source_20_Text"><text:span text:style-name="T118"><text:line-break/></text:span></text:span><text:span text:style-name="T116"><text:line-break/>A prime</text:span><text:span text:style-name="T119">i</text:span><text:span text:style-name="T116">ra coisa que você deve ter notado é que, diferente do </text:span><text:span text:style-name="T81">zip</text:span><text:span text:style-name="T116">, o comando </text:span><text:span text:style-name="Source_20_Text"><text:span text:style-name="T81">tar</text:span></text:span><text:span text:style-name="Source_20_Text"><text:span text:style-name="T116"> </text:span></text:span><text:span text:style-name="T116">não necessita do </text:span><text:span text:style-name="T119">parâmetro</text:span><text:span text:style-name="T116"> </text:span><text:span text:style-name="Source_20_Text"><text:span text:style-name="T81">-r</text:span></text:span><text:span text:style-name="T116">. Ele age de forma recursiva por padrão.<text:line-break/></text:span><text:span text:style-name="Strong_20_Emphasis"><text:span text:style-name="T120">O </text:span></text:span><text:span text:style-name="Strong_20_Emphasis"><text:span text:style-name="T121">parâmetro</text:span></text:span><text:span text:style-name="Strong_20_Emphasis"><text:span text:style-name="T116"> </text:span></text:span><text:span text:style-name="Source_20_Text"><text:span text:style-name="T81">-c</text:span></text:span><text:span text:style-name="Source_20_Text"><text:span text:style-name="T116"> </text:span></text:span><text:span text:style-name="Strong_20_Emphasis"><text:span text:style-name="T120">é de </text:span></text:span><text:span text:style-name="Strong_20_Emphasis"><text:span text:style-name="T85">create</text:span></text:span><text:span text:style-name="T116">, ou seja, para indicar que desejamos criar um arquivo.<text:line-break/>O </text:span><text:span text:style-name="T119">parâmetro</text:span><text:span text:style-name="T116"> </text:span><text:span text:style-name="Source_20_Text"><text:span text:style-name="T81">-z</text:span></text:span><text:span text:style-name="Source_20_Text"><text:span text:style-name="T116"> </text:span></text:span><text:span text:style-name="Strong_20_Emphasis"><text:span text:style-name="T120">indica que queremos compactar com</text:span></text:span><text:span text:style-name="Strong_20_Emphasis"><text:span text:style-name="T116"> </text:span></text:span><text:span text:style-name="Source_20_Text"><text:span text:style-name="T81">gzip</text:span></text:span><text:span text:style-name="T116">.<text:line-break/></text:span><text:span text:style-name="T119">O parâmetro</text:span><text:span text:style-name="T116"> </text:span><text:span text:style-name="Source_20_Text"><text:span text:style-name="T81">-f</text:span></text:span><text:span text:style-name="Source_20_Text"><text:span text:style-name="T116"> </text:span></text:span><text:span text:style-name="Strong_20_Emphasis"><text:span text:style-name="T120">(</text:span></text:span><text:span text:style-name="Emphasis"><text:span text:style-name="T122">file</text:span></text:span><text:span text:style-name="Strong_20_Emphasis"><text:span text:style-name="T120">)</text:span></text:span><text:span text:style-name="Strong_20_Emphasis"><text:span text:style-name="T116">, </text:span></text:span><text:span text:style-name="Strong_20_Emphasis"><text:span text:style-name="T120">para que o comando </text:span></text:span><text:span text:style-name="Strong_20_Emphasis"><text:span text:style-name="T123">crie </text:span></text:span><text:span text:style-name="Strong_20_Emphasis"><text:span text:style-name="T120">o arquivo </text:span></text:span><text:span text:style-name="Strong_20_Emphasis"><text:span text:style-name="T116">compactado</text:span></text:span><text:span text:style-name="T116">.</text:span></text:p>
      <text:p text:style-name="P5"><text:span text:style-name="T116">Para descompactar, basta utilizar o </text:span><text:span text:style-name="T119">parâmetro</text:span><text:span text:style-name="T116"> </text:span><text:span text:style-name="Source_20_Text"><text:span text:style-name="T85">-x</text:span></text:span><text:span text:style-name="Source_20_Text"><text:span text:style-name="T116"> </text:span></text:span><text:span text:style-name="T116">de </text:span><text:span text:style-name="T123">extract</text:span><text:span text:style-name="T116"> no lugar do </text:span><text:span text:style-name="Source_20_Text"><text:span text:style-name="T81">-c</text:span></text:span><text:span text:style-name="T116">. <text:line-break/>Exemplo: </text:span><text:span text:style-name="Source_20_Text"><text:span text:style-name="T84">$ tar -xzf projetos.tar.gz</text:span></text:span><text:span text:style-name="Source_20_Text"><text:span text:style-name="T118"><text:line-break/></text:span></text:span><text:span text:style-name="T116"><text:line-break/>O comando </text:span><text:span text:style-name="Source_20_Text"><text:span text:style-name="T81">tar</text:span></text:span><text:span text:style-name="T116">, ao contrário do </text:span><text:span text:style-name="Source_20_Text"><text:span text:style-name="T81">zip</text:span></text:span><text:span text:style-name="T116">, é silencioso (</text:span><text:span text:style-name="Strong_20_Emphasis"><text:span text:style-name="T116">quiet</text:span></text:span><text:span text:style-name="T116">) por padrão. Se quisermos que ele imprima os detalhes do que está fazendo, basta utilizar o argumento </text:span><text:span text:style-name="Source_20_Text"><text:span text:style-name="T116">-v </text:span></text:span><text:span text:style-name="Strong_20_Emphasis"><text:span text:style-name="T116">(verbose)</text:span></text:span><text:span text:style-name="T116">.</text:span></text:p>
      <text:p text:style-name="P5"><text:span text:style-name="Source_20_Text"><text:span text:style-name="T116">Se compararmos os tamanhos do arquivo </text:span></text:span><text:span text:style-name="Source_20_Text"><text:span text:style-name="T81">.zip</text:span></text:span><text:span text:style-name="Source_20_Text"><text:span text:style-name="T116"> e do </text:span></text:span><text:span text:style-name="Source_20_Text"><text:span text:style-name="T81">.tar.gz</text:span></text:span><text:span text:style-name="Source_20_Text"><text:span text:style-name="T116"> podemos perceber que o </text:span></text:span><text:span text:style-name="Source_20_Text"><text:span text:style-name="T81">.tar.gz</text:span></text:span><text:span text:style-name="Source_20_Text"><text:span text:style-name="T116"> fica menor, mas isso não necessariamente irá sempre ocorrer.</text:span></text:span></text:p>
      <text:h text:style-name="P12" text:outline-level="1"><text:span text:style-name="Source_20_Text"><text:span text:style-name="T137">Cluster x Instância</text:span></text:span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Contents"><text:span text:style-name="Strong_20_Emphasis">Cluster</text:span></text:p>
            </table:table-cell>
            <table:table-cell table:style-name="Tabela1.A1" office:value-type="string">
              <text:p text:style-name="Table_20_Contents"><text:span text:style-name="T137">É a memória compartilhada, como se fosse u</text:span>m <text:span text:style-name="Strong_20_Emphasis">HD externo compartilhado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Instância</text:span></text:p>
          </table:table-cell>
          <table:table-cell table:style-name="Tabela1.A1" office:value-type="string">
            <text:p text:style-name="Table_20_Contents"><text:span text:style-name="T137">É a VM, máquina virtual, u</text:span>m <text:span text:style-name="Strong_20_Emphasis">computador</text:span> que acessa esse HD e roda o<text:span text:style-name="T137">s programas</text:span></text:p>
          </table:table-cell>
        </table:table-row>
      </table:table>
      <text:p text:style-name="P56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11:48:27.878000000</meta:creation-date>
    <dc:date>2025-07-19T12:19:43.270000000</dc:date>
    <meta:editing-duration>PT1H35M35S</meta:editing-duration>
    <meta:editing-cycles>14</meta:editing-cycles>
    <meta:generator>LibreOffice/7.5.3.2$Windows_X86_64 LibreOffice_project/9f56dff12ba03b9acd7730a5a481eea045e468f3</meta:generator>
    <meta:document-statistic meta:table-count="1" meta:image-count="0" meta:object-count="0" meta:page-count="7" meta:paragraph-count="134" meta:word-count="2089" meta:character-count="14266" meta:non-whitespace-character-count="12362"/>
  </office:meta>
</office:document-meta>
</file>